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61"/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2"/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61"/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6" table:default-cell-style-name="Default"/>
        <table:table-row table:style-name="ro1">
          <table:table-cell table:style-name="ce23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30"/>
          <table:table-cell/>
          <table:table-cell table:style-name="ce23" office:value-type="string" calcext:value-type="string" table:number-columns-spanned="6" table:number-rows-spanned="1">
            <text:p>sin elite base=target, repairment1</text:p>
          </table:table-cell>
          <table:covered-table-cell table:number-columns-repeated="5"/>
          <table:table-cell table:style-name="ce30"/>
          <table:table-cell/>
          <table:table-cell table:style-name="ce23" office:value-type="string" calcext:value-type="string" table:number-columns-spanned="6" table:number-rows-spanned="1">
            <text:p>DE-EDM-II <text:s/>repairment1 base !=target</text:p>
          </table:table-cell>
          <table:covered-table-cell table:number-columns-repeated="5"/>
          <table:table-cell table:style-name="ce30"/>
          <table:table-cell/>
          <table:table-cell table:style-name="ce23" office:value-type="string" calcext:value-type="string" table:number-columns-spanned="6" table:number-rows-spanned="1">
            <text:p>DE-EDM-II <text:s/>repairment2 base !=target</text:p>
          </table:table-cell>
          <table:covered-table-cell table:number-columns-repeated="5"/>
          <table:table-cell table:style-name="ce30"/>
          <table:table-cell/>
          <table:table-cell table:style-name="ce23" office:value-type="string" calcext:value-type="string" table:number-columns-spanned="6" table:number-rows-spanned="1">
            <text:p>DE-EDM-II <text:s/>repairment3 base !=target</text:p>
          </table:table-cell>
          <table:covered-table-cell table:number-columns-repeated="5"/>
          <table:table-cell table:style-name="ce30"/>
          <table:table-cell/>
          <table:table-cell table:style-name="ce32" office:value-type="string" calcext:value-type="string" table:number-columns-spanned="6" table:number-rows-spanned="1">
            <text:p>DE-EDM-II <text:s/>repairment4 base !=target</text:p>
          </table:table-cell>
          <table:covered-table-cell table:number-columns-repeated="5"/>
          <table:table-cell table:style-name="ce30"/>
          <table:table-cell/>
          <table:table-cell table:style-name="ce33" office:value-type="string" calcext:value-type="string" table:number-columns-spanned="6" table:number-rows-spanned="1">
            <text:p>DE-EDM-II <text:s/>repairment5 base ==target</text:p>
          </table:table-cell>
          <table:covered-table-cell table:number-columns-repeated="5"/>
          <table:table-cell table:style-name="ce30"/>
          <table:table-cell/>
        </table:table-row>
        <table:table-row table:style-name="ro1">
          <table:table-cell table:style-name="ce24"/>
          <table:table-cell table:style-name="ce26" office:value-type="string" calcext:value-type="string">
            <text:p>Best</text:p>
          </table:table-cell>
          <table:table-cell table:style-name="ce26" office:value-type="string" calcext:value-type="string">
            <text:p>Worst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3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4"/>
          <table:table-cell table:style-name="ce26" office:value-type="string" calcext:value-type="string">
            <text:p>Best</text:p>
          </table:table-cell>
          <table:table-cell table:style-name="ce26" office:value-type="string" calcext:value-type="string">
            <text:p>Worst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3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4"/>
          <table:table-cell table:style-name="ce26" office:value-type="string" calcext:value-type="string">
            <text:p>Best</text:p>
          </table:table-cell>
          <table:table-cell table:style-name="ce26" office:value-type="string" calcext:value-type="string">
            <text:p>Worst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3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4"/>
          <table:table-cell table:style-name="ce26" office:value-type="string" calcext:value-type="string">
            <text:p>Best</text:p>
          </table:table-cell>
          <table:table-cell table:style-name="ce26" office:value-type="string" calcext:value-type="string">
            <text:p>Worst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3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4"/>
          <table:table-cell table:style-name="ce26" office:value-type="string" calcext:value-type="string">
            <text:p>Best</text:p>
          </table:table-cell>
          <table:table-cell table:style-name="ce26" office:value-type="string" calcext:value-type="string">
            <text:p>Worst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3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4"/>
          <table:table-cell table:style-name="ce26" office:value-type="string" calcext:value-type="string">
            <text:p>Best</text:p>
          </table:table-cell>
          <table:table-cell table:style-name="ce26" office:value-type="string" calcext:value-type="string">
            <text:p>Worst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3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4"/>
          <table:table-cell table:style-name="ce26" office:value-type="string" calcext:value-type="string">
            <text:p>Best</text:p>
          </table:table-cell>
          <table:table-cell table:style-name="ce26" office:value-type="string" calcext:value-type="string">
            <text:p>Worst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3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</table:table-row>
        <table:table-row table:style-name="ro1">
          <table:table-cell table:style-name="ce24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5$</text:p>
          </table:table-cell>
          <table:table-cell office:value-type="float" office:value="0" calcext:value-type="float">
            <text:p>0</text:p>
          </table:table-cell>
          <table:table-cell office:value-type="float" office:value="19.997" calcext:value-type="float">
            <text:p>19.997</text:p>
          </table:table-cell>
          <table:table-cell office:value-type="float" office:value="0" calcext:value-type="float">
            <text:p>0</text:p>
          </table:table-cell>
          <table:table-cell office:value-type="float" office:value="1.54860784313725" calcext:value-type="float">
            <text:p>1.54860784313725</text:p>
          </table:table-cell>
          <table:table-cell office:value-type="float" office:value="5.58515675518601" calcext:value-type="float">
            <text:p>5.58515675518601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78.9789999999999" calcext:value-type="float">
            <text:p>78.9789999999999</text:p>
          </table:table-cell>
          <table:table-cell table:style-name="ce24" office:value-type="string" calcext:value-type="string">
            <text:p>$f_5$</text:p>
          </table:table-cell>
          <table:table-cell office:value-type="float" office:value="0" calcext:value-type="float">
            <text:p>0</text:p>
          </table:table-cell>
          <table:table-cell office:value-type="float" office:value="19.987" calcext:value-type="float">
            <text:p>19.987</text:p>
          </table:table-cell>
          <table:table-cell office:value-type="float" office:value="0" calcext:value-type="float">
            <text:p>0</text:p>
          </table:table-cell>
          <table:table-cell office:value-type="float" office:value="1.55776470588235" calcext:value-type="float">
            <text:p>1.55776470588235</text:p>
          </table:table-cell>
          <table:table-cell office:value-type="float" office:value="5.61776377929866" calcext:value-type="float">
            <text:p>5.61776377929866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79.446" calcext:value-type="float">
            <text:p>79.446</text:p>
          </table:table-cell>
          <table:table-cell table:style-name="ce24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359999999999445" calcext:value-type="float">
            <text:p>0.035999999999945</text:p>
          </table:table-cell>
          <table:table-cell office:value-type="float" office:value="0.0040000000000191" calcext:value-type="float">
            <text:p>0.004000000000019</text:p>
          </table:table-cell>
          <table:table-cell office:value-type="float" office:value="0.00739215686274194" calcext:value-type="float">
            <text:p>0.007392156862742</text:p>
          </table:table-cell>
          <table:table-cell office:value-type="float" office:value="0.0115256236273881" calcext:value-type="float">
            <text:p>0.0115256236273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0.376999999999839" calcext:value-type="float">
            <text:p>0.376999999999839</text:p>
          </table:table-cell>
          <table:table-cell table:style-name="ce24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159999999999627" calcext:value-type="float">
            <text:p>0.015999999999963</text:p>
          </table:table-cell>
          <table:table-cell office:value-type="float" office:value="0" calcext:value-type="float">
            <text:p>0</text:p>
          </table:table-cell>
          <table:table-cell office:value-type="float" office:value="0.00162745098038711" calcext:value-type="float">
            <text:p>0.001627450980387</text:p>
          </table:table-cell>
          <table:table-cell office:value-type="float" office:value="0.00459347363113321" calcext:value-type="float">
            <text:p>0.004593473631133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0.0829999999997426" calcext:value-type="float">
            <text:p>0.082999999999743</text:p>
          </table:table-cell>
          <table:table-cell table:style-name="ce24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0199999999995271" calcext:value-type="float">
            <text:p>0.001999999999953</text:p>
          </table:table-cell>
          <table:table-cell office:value-type="float" office:value="0.000999999999976353" calcext:value-type="float">
            <text:p>0.000999999999976</text:p>
          </table:table-cell>
          <table:table-cell office:value-type="float" office:value="0.000666666666650902" calcext:value-type="float">
            <text:p>0.000666666666651</text:p>
          </table:table-cell>
          <table:table-cell office:value-type="float" office:value="0.000734846922817577" calcext:value-type="float">
            <text:p>0.000734846922818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0.033999999999196" calcext:value-type="float">
            <text:p>0.033999999999196</text:p>
          </table:table-cell>
          <table:table-cell table:style-name="ce24" office:value-type="string" calcext:value-type="string">
            <text:p>$f_6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0199999999995271" calcext:value-type="float">
            <text:p>0.001999999999953</text:p>
          </table:table-cell>
          <table:table-cell office:value-type="float" office:value="0" calcext:value-type="float">
            <text:p>0</text:p>
          </table:table-cell>
          <table:table-cell office:value-type="float" office:value="0.000450980392146198" calcext:value-type="float">
            <text:p>0.000450980392146</text:p>
          </table:table-cell>
          <table:table-cell office:value-type="float" office:value="0.000734846922817577" calcext:value-type="float">
            <text:p>0.000734846922818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0229999999994561" calcext:value-type="float">
            <text:p>0.022999999999456</text:p>
          </table:table-cell>
          <table:table-cell table:style-name="ce24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0199999999995271" calcext:value-type="float">
            <text:p>0.001999999999953</text:p>
          </table:table-cell>
          <table:table-cell office:value-type="float" office:value="0" calcext:value-type="float">
            <text:p>0</text:p>
          </table:table-cell>
          <table:table-cell office:value-type="float" office:value="0.000392156862735825" calcext:value-type="float">
            <text:p>0.000392156862736</text:p>
          </table:table-cell>
          <table:table-cell office:value-type="float" office:value="0.000663324958055394" calcext:value-type="float">
            <text:p>0.000663324958055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0199999999995271" calcext:value-type="float">
            <text:p>0.019999999999527</text:p>
          </table:table-cell>
          <table:table-cell table:style-name="ce24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209999999999582" calcext:value-type="float">
            <text:p>0.020999999999958</text:p>
          </table:table-cell>
          <table:table-cell office:value-type="float" office:value="0" calcext:value-type="float">
            <text:p>0</text:p>
          </table:table-cell>
          <table:table-cell office:value-type="float" office:value="0.00201960784313854" calcext:value-type="float">
            <text:p>0.002019607843139</text:p>
          </table:table-cell>
          <table:table-cell office:value-type="float" office:value="0.00493761075825161" calcext:value-type="float">
            <text:p>0.004937610758252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0.103000000000065" calcext:value-type="float">
            <text:p>0.103000000000065</text:p>
          </table:table-cell>
        </table:table-row>
        <table:table-row table:style-name="ro1">
          <table:table-cell table:style-name="ce24" office:value-type="string" calcext:value-type="string">
            <text:p>$f_7$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101999999999975" calcext:value-type="float">
            <text:p>0.101999999999975</text:p>
          </table:table-cell>
          <table:table-cell office:value-type="float" office:value="0.0589999999999691" calcext:value-type="float">
            <text:p>0.058999999999969</text:p>
          </table:table-cell>
          <table:table-cell office:value-type="float" office:value="0.0577254901960821" calcext:value-type="float">
            <text:p>0.057725490196082</text:p>
          </table:table-cell>
          <table:table-cell office:value-type="float" office:value="0.0492877266669603" calcext:value-type="float">
            <text:p>0.04928772666696</text:p>
          </table:table-cell>
          <table:table-cell office:value-type="float" office:value="0" calcext:value-type="float">
            <text:p>0</text:p>
          </table:table-cell>
          <table:table-cell office:value-type="float" office:value="2.94400000000019" calcext:value-type="float">
            <text:p>2.94400000000019</text:p>
          </table:table-cell>
          <table:table-cell table:style-name="ce24" office:value-type="string" calcext:value-type="string">
            <text:p>$f_7$</text:p>
          </table:table-cell>
          <table:table-cell office:value-type="float" office:value="0.00699999999994816" calcext:value-type="float">
            <text:p>0.006999999999948</text:p>
          </table:table-cell>
          <table:table-cell office:value-type="float" office:value="0.11099999999999" calcext:value-type="float">
            <text:p>0.11099999999999</text:p>
          </table:table-cell>
          <table:table-cell office:value-type="float" office:value="0.0570000000000164" calcext:value-type="float">
            <text:p>0.057000000000016</text:p>
          </table:table-cell>
          <table:table-cell office:value-type="float" office:value="0.0534313725490223" calcext:value-type="float">
            <text:p>0.053431372549022</text:p>
          </table:table-cell>
          <table:table-cell office:value-type="float" office:value="0.034642170832639" calcext:value-type="float">
            <text:p>0.034642170832639</text:p>
          </table:table-cell>
          <table:table-cell office:value-type="float" office:value="0" calcext:value-type="float">
            <text:p>0</text:p>
          </table:table-cell>
          <table:table-cell office:value-type="float" office:value="2.72500000000014" calcext:value-type="float">
            <text:p>2.72500000000014</text:p>
          </table:table-cell>
          <table:table-cell table:style-name="ce24" office:value-type="string" calcext:value-type="string">
            <text:p>$f_7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860000000000127" calcext:value-type="float">
            <text:p>0.086000000000013</text:p>
          </table:table-cell>
          <table:table-cell office:value-type="float" office:value="0.0470000000000255" calcext:value-type="float">
            <text:p>0.047000000000026</text:p>
          </table:table-cell>
          <table:table-cell office:value-type="float" office:value="0.0469803921568597" calcext:value-type="float">
            <text:p>0.04698039215686</text:p>
          </table:table-cell>
          <table:table-cell office:value-type="float" office:value="0.0174699742415269" calcext:value-type="float">
            <text:p>0.017469974241527</text:p>
          </table:table-cell>
          <table:table-cell office:value-type="float" office:value="0" calcext:value-type="float">
            <text:p>0</text:p>
          </table:table-cell>
          <table:table-cell office:value-type="float" office:value="2.39599999999984" calcext:value-type="float">
            <text:p>2.39599999999984</text:p>
          </table:table-cell>
          <table:table-cell table:style-name="ce24" office:value-type="string" calcext:value-type="string">
            <text:p>$f_7$</text:p>
          </table:table-cell>
          <table:table-cell office:value-type="float" office:value="0" calcext:value-type="float">
            <text:p>0</text:p>
          </table:table-cell>
          <table:table-cell office:value-type="float" office:value="0.0839999999999463" calcext:value-type="float">
            <text:p>0.083999999999946</text:p>
          </table:table-cell>
          <table:table-cell office:value-type="float" office:value="0.0339999999999918" calcext:value-type="float">
            <text:p>0.033999999999992</text:p>
          </table:table-cell>
          <table:table-cell office:value-type="float" office:value="0.0394901960784316" calcext:value-type="float">
            <text:p>0.039490196078432</text:p>
          </table:table-cell>
          <table:table-cell office:value-type="float" office:value="0.0219613296500903" calcext:value-type="float">
            <text:p>0.0219613296500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.01400000000001" calcext:value-type="float">
            <text:p>2.01400000000001</text:p>
          </table:table-cell>
          <table:table-cell table:style-name="ce24" office:value-type="string" calcext:value-type="string">
            <text:p>$f_7$</text:p>
          </table:table-cell>
          <table:table-cell office:value-type="float" office:value="0" calcext:value-type="float">
            <text:p>0</text:p>
          </table:table-cell>
          <table:table-cell office:value-type="float" office:value="0.113000000000056" calcext:value-type="float">
            <text:p>0.113000000000056</text:p>
          </table:table-cell>
          <table:table-cell office:value-type="float" office:value="0.0539999999999736" calcext:value-type="float">
            <text:p>0.053999999999974</text:p>
          </table:table-cell>
          <table:table-cell office:value-type="float" office:value="0.0511568627450943" calcext:value-type="float">
            <text:p>0.051156862745094</text:p>
          </table:table-cell>
          <table:table-cell office:value-type="float" office:value="0.0563466059315001" calcext:value-type="float">
            <text:p>0.056346605931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.60899999999981" calcext:value-type="float">
            <text:p>2.60899999999981</text:p>
          </table:table-cell>
          <table:table-cell table:style-name="ce24" office:value-type="string" calcext:value-type="string">
            <text:p>$f_7$</text:p>
          </table:table-cell>
          <table:table-cell office:value-type="float" office:value="0.00699999999994816" calcext:value-type="float">
            <text:p>0.006999999999948</text:p>
          </table:table-cell>
          <table:table-cell office:value-type="float" office:value="0.0890000000000555" calcext:value-type="float">
            <text:p>0.089000000000056</text:p>
          </table:table-cell>
          <table:table-cell office:value-type="float" office:value="0.0470000000000255" calcext:value-type="float">
            <text:p>0.047000000000026</text:p>
          </table:table-cell>
          <table:table-cell office:value-type="float" office:value="0.0468627450980389" calcext:value-type="float">
            <text:p>0.046862745098039</text:p>
          </table:table-cell>
          <table:table-cell office:value-type="float" office:value="0.0216693331692448" calcext:value-type="float">
            <text:p>0.021669333169245</text:p>
          </table:table-cell>
          <table:table-cell office:value-type="float" office:value="0" calcext:value-type="float">
            <text:p>0</text:p>
          </table:table-cell>
          <table:table-cell office:value-type="float" office:value="2.38999999999999" calcext:value-type="float">
            <text:p>2.38999999999999</text:p>
          </table:table-cell>
          <table:table-cell table:style-name="ce24" office:value-type="string" calcext:value-type="string">
            <text:p>$f_7$</text:p>
          </table:table-cell>
          <table:table-cell office:value-type="float" office:value="0.0149999999999864" calcext:value-type="float">
            <text:p>0.014999999999986</text:p>
          </table:table-cell>
          <table:table-cell office:value-type="float" office:value="0.100999999999999" calcext:value-type="float">
            <text:p>0.100999999999999</text:p>
          </table:table-cell>
          <table:table-cell office:value-type="float" office:value="0.0539999999999736" calcext:value-type="float">
            <text:p>0.053999999999974</text:p>
          </table:table-cell>
          <table:table-cell office:value-type="float" office:value="0.0525490196078422" calcext:value-type="float">
            <text:p>0.052549019607842</text:p>
          </table:table-cell>
          <table:table-cell office:value-type="float" office:value="0.0289530654680584" calcext:value-type="float">
            <text:p>0.028953065468058</text:p>
          </table:table-cell>
          <table:table-cell office:value-type="float" office:value="0" calcext:value-type="float">
            <text:p>0</text:p>
          </table:table-cell>
          <table:table-cell office:value-type="float" office:value="2.67999999999995" calcext:value-type="float">
            <text:p>2.67999999999995</text:p>
          </table:table-cell>
        </table:table-row>
        <table:table-row table:style-name="ro1">
          <table:table-cell table:style-name="ce24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0588235294117112" calcext:value-type="float">
            <text:p>0.005882352941171</text:p>
          </table:table-cell>
          <table:table-cell office:value-type="float" office:value="0.018973665960993" calcext:value-type="float">
            <text:p>0.018973665960993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299999999999727" calcext:value-type="float">
            <text:p>0.299999999999727</text:p>
          </table:table-cell>
          <table:table-cell table:style-name="ce24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0705882352940534" calcext:value-type="float">
            <text:p>0.007058823529405</text:p>
          </table:table-cell>
          <table:table-cell office:value-type="float" office:value="0.0207846096908076" calcext:value-type="float">
            <text:p>0.02078460969080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359999999999673" calcext:value-type="float">
            <text:p>0.359999999999673</text:p>
          </table:table-cell>
          <table:table-cell table:style-name="ce24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0235294117646845" calcext:value-type="float">
            <text:p>0.002352941176468</text:p>
          </table:table-cell>
          <table:table-cell office:value-type="float" office:value="0.0119999999999891" calcext:value-type="float">
            <text:p>0.011999999999989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.119999999999891" calcext:value-type="float">
            <text:p>0.119999999999891</text:p>
          </table:table-cell>
          <table:table-cell table:style-name="ce24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0823529411763957" calcext:value-type="float">
            <text:p>0.00823529411764</text:p>
          </table:table-cell>
          <table:table-cell office:value-type="float" office:value="0.05628498911783" calcext:value-type="float">
            <text:p>0.05628498911783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0.419999999999618" calcext:value-type="float">
            <text:p>0.419999999999618</text:p>
          </table:table-cell>
          <table:table-cell table:style-name="ce24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119999999999891" calcext:value-type="float">
            <text:p>0.119999999999891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509116882453851" calcext:value-type="float">
            <text:p>0.050911688245385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.01999999999907" calcext:value-type="float">
            <text:p>1.01999999999907</text:p>
          </table:table-cell>
          <table:table-cell table:style-name="ce24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0235294117646845" calcext:value-type="float">
            <text:p>0.002352941176468</text:p>
          </table:table-cell>
          <table:table-cell office:value-type="float" office:value="0.0119999999999891" calcext:value-type="float">
            <text:p>0.011999999999989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.119999999999891" calcext:value-type="float">
            <text:p>0.119999999999891</text:p>
          </table:table-cell>
          <table:table-cell table:style-name="ce24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0235294117646845" calcext:value-type="float">
            <text:p>0.002352941176468</text:p>
          </table:table-cell>
          <table:table-cell office:value-type="float" office:value="0.0119999999999891" calcext:value-type="float">
            <text:p>0.011999999999989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.119999999999891" calcext:value-type="float">
            <text:p>0.119999999999891</text:p>
          </table:table-cell>
        </table:table-row>
        <table:table-row table:style-name="ro1">
          <table:table-cell table:style-name="ce24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{13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0.0499999999999545" calcext:value-type="float">
            <text:p>0.049999999999955</text:p>
          </table:table-cell>
          <table:table-cell office:value-type="float" office:value="0.0466666666666242" calcext:value-type="float">
            <text:p>0.046666666666624</text:p>
          </table:table-cell>
          <table:table-cell office:value-type="float" office:value="0.0260384331325594" calcext:value-type="float">
            <text:p>0.026038433132559</text:p>
          </table:table-cell>
          <table:table-cell office:value-type="float" office:value="0" calcext:value-type="float">
            <text:p>0</text:p>
          </table:table-cell>
          <table:table-cell office:value-type="float" office:value="2.37999999999784" calcext:value-type="float">
            <text:p>2.37999999999784</text:p>
          </table:table-cell>
          <table:table-cell table:style-name="ce24" office:value-type="string" calcext:value-type="string">
            <text:p>$f_{13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499999999999545" calcext:value-type="float">
            <text:p>0.049999999999955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219607843137055" calcext:value-type="float">
            <text:p>0.021960784313706</text:p>
          </table:table-cell>
          <table:table-cell office:value-type="float" office:value="0.00916515138990334" calcext:value-type="float">
            <text:p>0.009165151389903</text:p>
          </table:table-cell>
          <table:table-cell office:value-type="float" office:value="0" calcext:value-type="float">
            <text:p>0</text:p>
          </table:table-cell>
          <table:table-cell office:value-type="float" office:value="1.11999999999898" calcext:value-type="float">
            <text:p>1.11999999999898</text:p>
          </table:table-cell>
          <table:table-cell table:style-name="ce24" office:value-type="string" calcext:value-type="string">
            <text:p>$f_{13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17450980392141" calcext:value-type="float">
            <text:p>0.017450980392141</text:p>
          </table:table-cell>
          <table:table-cell office:value-type="float" office:value="0.0105830052442487" calcext:value-type="float">
            <text:p>0.010583005244249</text:p>
          </table:table-cell>
          <table:table-cell office:value-type="float" office:value="0" calcext:value-type="float">
            <text:p>0</text:p>
          </table:table-cell>
          <table:table-cell office:value-type="float" office:value="0.889999999999191" calcext:value-type="float">
            <text:p>0.889999999999191</text:p>
          </table:table-cell>
          <table:table-cell table:style-name="ce24" office:value-type="string" calcext:value-type="string">
            <text:p>$f_{13}$</text:p>
          </table:table-cell>
          <table:table-cell office:value-type="float" office:value="0" calcext:value-type="float">
            <text:p>0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196078431372371" calcext:value-type="float">
            <text:p>0.019607843137237</text:p>
          </table:table-cell>
          <table:table-cell office:value-type="float" office:value="0.00748331477354108" calcext:value-type="float">
            <text:p>0.00748331477354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999999999999091" calcext:value-type="float">
            <text:p>0.999999999999091</text:p>
          </table:table-cell>
          <table:table-cell table:style-name="ce24" office:value-type="string" calcext:value-type="string">
            <text:p>$f_{13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196078431372371" calcext:value-type="float">
            <text:p>0.019607843137237</text:p>
          </table:table-cell>
          <table:table-cell office:value-type="float" office:value="0.0124096736459796" calcext:value-type="float">
            <text:p>0.01240967364598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091" calcext:value-type="float">
            <text:p>0.999999999999091</text:p>
          </table:table-cell>
          <table:table-cell table:style-name="ce24" office:value-type="string" calcext:value-type="string">
            <text:p>$f_{13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1901960784312" calcext:value-type="float">
            <text:p>0.01901960784312</text:p>
          </table:table-cell>
          <table:table-cell office:value-type="float" office:value="0.00787400787400465" calcext:value-type="float">
            <text:p>0.007874007874005</text:p>
          </table:table-cell>
          <table:table-cell office:value-type="float" office:value="0" calcext:value-type="float">
            <text:p>0</text:p>
          </table:table-cell>
          <table:table-cell office:value-type="float" office:value="0.969999999999118" calcext:value-type="float">
            <text:p>0.969999999999118</text:p>
          </table:table-cell>
          <table:table-cell table:style-name="ce24" office:value-type="string" calcext:value-type="string">
            <text:p>$f_{13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239215686274292" calcext:value-type="float">
            <text:p>0.023921568627429</text:p>
          </table:table-cell>
          <table:table-cell office:value-type="float" office:value="0.0186547581061607" calcext:value-type="float">
            <text:p>0.018654758106161</text:p>
          </table:table-cell>
          <table:table-cell office:value-type="float" office:value="0" calcext:value-type="float">
            <text:p>0</text:p>
          </table:table-cell>
          <table:table-cell office:value-type="float" office:value="1.21999999999889" calcext:value-type="float">
            <text:p>1.21999999999889</text:p>
          </table:table-cell>
        </table:table-row>
        <table:table-row table:style-name="ro1">
          <table:table-cell table:style-name="ce24" office:value-type="string" calcext:value-type="string">
            <text:p>$f_{14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499999999999545" calcext:value-type="float">
            <text:p>0.049999999999955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0282352941176214" calcext:value-type="float">
            <text:p>0.028235294117621</text:p>
          </table:table-cell>
          <table:table-cell office:value-type="float" office:value="0.0213072757526431" calcext:value-type="float">
            <text:p>0.021307275752643</text:p>
          </table:table-cell>
          <table:table-cell office:value-type="float" office:value="0" calcext:value-type="float">
            <text:p>0</text:p>
          </table:table-cell>
          <table:table-cell office:value-type="float" office:value="1.43999999999869" calcext:value-type="float">
            <text:p>1.43999999999869</text:p>
          </table:table-cell>
          <table:table-cell table:style-name="ce24" office:value-type="string" calcext:value-type="string">
            <text:p>$f_{14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22745098039195" calcext:value-type="float">
            <text:p>0.022745098039195</text:p>
          </table:table-cell>
          <table:table-cell office:value-type="float" office:value="0.0108627804911903" calcext:value-type="float">
            <text:p>0.01086278049119</text:p>
          </table:table-cell>
          <table:table-cell office:value-type="float" office:value="0" calcext:value-type="float">
            <text:p>0</text:p>
          </table:table-cell>
          <table:table-cell office:value-type="float" office:value="1.15999999999894" calcext:value-type="float">
            <text:p>1.15999999999894</text:p>
          </table:table-cell>
          <table:table-cell table:style-name="ce24" office:value-type="string" calcext:value-type="string">
            <text:p>$f_{14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156862745097897" calcext:value-type="float">
            <text:p>0.01568627450979</text:p>
          </table:table-cell>
          <table:table-cell office:value-type="float" office:value="0.00774596669240779" calcext:value-type="float">
            <text:p>0.007745966692408</text:p>
          </table:table-cell>
          <table:table-cell office:value-type="float" office:value="0" calcext:value-type="float">
            <text:p>0</text:p>
          </table:table-cell>
          <table:table-cell office:value-type="float" office:value="0.799999999999272" calcext:value-type="float">
            <text:p>0.799999999999272</text:p>
          </table:table-cell>
          <table:table-cell table:style-name="ce24" office:value-type="string" calcext:value-type="string">
            <text:p>$f_{14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160784313725344" calcext:value-type="float">
            <text:p>0.016078431372534</text:p>
          </table:table-cell>
          <table:table-cell office:value-type="float" office:value="0.00836660026533315" calcext:value-type="float">
            <text:p>0.008366600265333</text:p>
          </table:table-cell>
          <table:table-cell office:value-type="float" office:value="0" calcext:value-type="float">
            <text:p>0</text:p>
          </table:table-cell>
          <table:table-cell office:value-type="float" office:value="0.819999999999254" calcext:value-type="float">
            <text:p>0.819999999999254</text:p>
          </table:table-cell>
          <table:table-cell table:style-name="ce24" office:value-type="string" calcext:value-type="string">
            <text:p>$f_{14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141176470588107" calcext:value-type="float">
            <text:p>0.014117647058811</text:p>
          </table:table-cell>
          <table:table-cell office:value-type="float" office:value="0.00707106781185904" calcext:value-type="float">
            <text:p>0.00707106781185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0.719999999999345" calcext:value-type="float">
            <text:p>0.719999999999345</text:p>
          </table:table-cell>
          <table:table-cell table:style-name="ce24" office:value-type="string" calcext:value-type="string">
            <text:p>$f_{14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160784313725344" calcext:value-type="float">
            <text:p>0.016078431372534</text:p>
          </table:table-cell>
          <table:table-cell office:value-type="float" office:value="0.00812403840462857" calcext:value-type="float">
            <text:p>0.008124038404629</text:p>
          </table:table-cell>
          <table:table-cell office:value-type="float" office:value="0" calcext:value-type="float">
            <text:p>0</text:p>
          </table:table-cell>
          <table:table-cell office:value-type="float" office:value="0.819999999999254" calcext:value-type="float">
            <text:p>0.819999999999254</text:p>
          </table:table-cell>
          <table:table-cell table:style-name="ce24" office:value-type="string" calcext:value-type="string">
            <text:p>$f_{14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399999999999636" calcext:value-type="float">
            <text:p>0.039999999999964</text:p>
          </table:table-cell>
          <table:table-cell table:number-columns-repeated="2" office:value-type="float" office:value="0.0199999999999818" calcext:value-type="float">
            <text:p>0.019999999999982</text:p>
          </table:table-cell>
          <table:table-cell office:value-type="float" office:value="0.0134907375632198" calcext:value-type="float">
            <text:p>0.01349073756322</text:p>
          </table:table-cell>
          <table:table-cell office:value-type="float" office:value="0" calcext:value-type="float">
            <text:p>0</text:p>
          </table:table-cell>
          <table:table-cell office:value-type="float" office:value="1.01999999999907" calcext:value-type="float">
            <text:p>1.01999999999907</text:p>
          </table:table-cell>
        </table:table-row>
        <table:table-row table:style-name="ro1">
          <table:table-cell table:style-name="ce24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70000000000027" calcext:value-type="float">
            <text:p>0.470000000000027</text:p>
          </table:table-cell>
          <table:table-cell office:value-type="float" office:value="0.220000000000027" calcext:value-type="float">
            <text:p>0.220000000000027</text:p>
          </table:table-cell>
          <table:table-cell office:value-type="float" office:value="0.198823529411744" calcext:value-type="float">
            <text:p>0.198823529411744</text:p>
          </table:table-cell>
          <table:table-cell office:value-type="float" office:value="0.155003225772935" calcext:value-type="float">
            <text:p>0.15500322577293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.139999999999" calcext:value-type="float">
            <text:p>10.139999999999</text:p>
          </table:table-cell>
          <table:table-cell table:style-name="ce24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50000000000045" calcext:value-type="float">
            <text:p>0.450000000000045</text:p>
          </table:table-cell>
          <table:table-cell office:value-type="float" office:value="0.220000000000027" calcext:value-type="float">
            <text:p>0.220000000000027</text:p>
          </table:table-cell>
          <table:table-cell office:value-type="float" office:value="0.220196078431373" calcext:value-type="float">
            <text:p>0.220196078431373</text:p>
          </table:table-cell>
          <table:table-cell office:value-type="float" office:value="0.114960862905606" calcext:value-type="float">
            <text:p>0.114960862905606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1.23" calcext:value-type="float">
            <text:p>11.23</text:p>
          </table:table-cell>
          <table:table-cell table:style-name="ce24" office:value-type="string" calcext:value-type="string">
            <text:p>$f_{15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5" calcext:value-type="float">
            <text:p>0.5</text:p>
          </table:table-cell>
          <table:table-cell office:value-type="float" office:value="0.279999999999973" calcext:value-type="float">
            <text:p>0.279999999999973</text:p>
          </table:table-cell>
          <table:table-cell office:value-type="float" office:value="0.274509803921578" calcext:value-type="float">
            <text:p>0.274509803921578</text:p>
          </table:table-cell>
          <table:table-cell office:value-type="float" office:value="0.187835034005969" calcext:value-type="float">
            <text:p>0.187835034005969</text:p>
          </table:table-cell>
          <table:table-cell office:value-type="float" office:value="0" calcext:value-type="float">
            <text:p>0</text:p>
          </table:table-cell>
          <table:table-cell office:value-type="float" office:value="14.0000000000005" calcext:value-type="float">
            <text:p>14.0000000000005</text:p>
          </table:table-cell>
          <table:table-cell table:style-name="ce24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529999999999973" calcext:value-type="float">
            <text:p>0.529999999999973</text:p>
          </table:table-cell>
          <table:table-cell office:value-type="float" office:value="0.329999999999927" calcext:value-type="float">
            <text:p>0.329999999999927</text:p>
          </table:table-cell>
          <table:table-cell office:value-type="float" office:value="0.325882352941161" calcext:value-type="float">
            <text:p>0.325882352941161</text:p>
          </table:table-cell>
          <table:table-cell office:value-type="float" office:value="0.168813506568687" calcext:value-type="float">
            <text:p>0.16881350656868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.6199999999992" calcext:value-type="float">
            <text:p>16.6199999999992</text:p>
          </table:table-cell>
          <table:table-cell table:style-name="ce24" office:value-type="string" calcext:value-type="string">
            <text:p>$f_{15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509999999999991" calcext:value-type="float">
            <text:p>0.509999999999991</text:p>
          </table:table-cell>
          <table:table-cell office:value-type="float" office:value="0.319999999999936" calcext:value-type="float">
            <text:p>0.319999999999936</text:p>
          </table:table-cell>
          <table:table-cell office:value-type="float" office:value="0.293333333333321" calcext:value-type="float">
            <text:p>0.293333333333321</text:p>
          </table:table-cell>
          <table:table-cell office:value-type="float" office:value="0.27598188346342" calcext:value-type="float">
            <text:p>0.27598188346342</text:p>
          </table:table-cell>
          <table:table-cell office:value-type="float" office:value="0" calcext:value-type="float">
            <text:p>0</text:p>
          </table:table-cell>
          <table:table-cell office:value-type="float" office:value="14.9599999999994" calcext:value-type="float">
            <text:p>14.9599999999994</text:p>
          </table:table-cell>
          <table:table-cell table:style-name="ce24" office:value-type="string" calcext:value-type="string">
            <text:p>$f_{15}$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559999999999945" calcext:value-type="float">
            <text:p>0.559999999999945</text:p>
          </table:table-cell>
          <table:table-cell office:value-type="float" office:value="0.299999999999955" calcext:value-type="float">
            <text:p>0.299999999999955</text:p>
          </table:table-cell>
          <table:table-cell office:value-type="float" office:value="0.309019607843137" calcext:value-type="float">
            <text:p>0.309019607843137</text:p>
          </table:table-cell>
          <table:table-cell office:value-type="float" office:value="0.156703541759577" calcext:value-type="float">
            <text:p>0.156703541759577</text:p>
          </table:table-cell>
          <table:table-cell office:value-type="float" office:value="0" calcext:value-type="float">
            <text:p>0</text:p>
          </table:table-cell>
          <table:table-cell office:value-type="float" office:value="15.76" calcext:value-type="float">
            <text:p>15.76</text:p>
          </table:table-cell>
          <table:table-cell table:style-name="ce24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40000000000055" calcext:value-type="float">
            <text:p>0.440000000000055</text:p>
          </table:table-cell>
          <table:table-cell office:value-type="float" office:value="0.230000000000018" calcext:value-type="float">
            <text:p>0.230000000000018</text:p>
          </table:table-cell>
          <table:table-cell office:value-type="float" office:value="0.22215686274511" calcext:value-type="float">
            <text:p>0.22215686274511</text:p>
          </table:table-cell>
          <table:table-cell office:value-type="float" office:value="0.144637477854091" calcext:value-type="float">
            <text:p>0.144637477854091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.3300000000006" calcext:value-type="float">
            <text:p>11.3300000000006</text:p>
          </table:table-cell>
        </table:table-row>
        <table:table-row table:style-name="ro1">
          <table:table-cell table:style-name="ce24" office:value-type="string" calcext:value-type="string">
            <text:p>$f_{16}$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150000000000091" calcext:value-type="float">
            <text:p>0.150000000000091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0.0847058823528731" calcext:value-type="float">
            <text:p>0.084705882352873</text:p>
          </table:table-cell>
          <table:table-cell office:value-type="float" office:value="0.0495782210251308" calcext:value-type="float">
            <text:p>0.049578221025131</text:p>
          </table:table-cell>
          <table:table-cell office:value-type="float" office:value="0" calcext:value-type="float">
            <text:p>0</text:p>
          </table:table-cell>
          <table:table-cell office:value-type="float" office:value="4.31999999999653" calcext:value-type="float">
            <text:p>4.31999999999653</text:p>
          </table:table-cell>
          <table:table-cell table:style-name="ce24" office:value-type="string" calcext:value-type="string">
            <text:p>$f_{16}$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150000000000091" calcext:value-type="float">
            <text:p>0.150000000000091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0.0858823529411073" calcext:value-type="float">
            <text:p>0.085882352941107</text:p>
          </table:table-cell>
          <table:table-cell office:value-type="float" office:value="0.0343511280746279" calcext:value-type="float">
            <text:p>0.034351128074628</text:p>
          </table:table-cell>
          <table:table-cell office:value-type="float" office:value="0" calcext:value-type="float">
            <text:p>0</text:p>
          </table:table-cell>
          <table:table-cell office:value-type="float" office:value="4.37999999999647" calcext:value-type="float">
            <text:p>4.37999999999647</text:p>
          </table:table-cell>
          <table:table-cell table:style-name="ce24" office:value-type="string" calcext:value-type="string">
            <text:p>$f_{16}$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150000000000091" calcext:value-type="float">
            <text:p>0.150000000000091</text:p>
          </table:table-cell>
          <table:table-cell office:value-type="float" office:value="0.0999999999999091" calcext:value-type="float">
            <text:p>0.099999999999909</text:p>
          </table:table-cell>
          <table:table-cell office:value-type="float" office:value="0.0935294117646342" calcext:value-type="float">
            <text:p>0.093529411764634</text:p>
          </table:table-cell>
          <table:table-cell office:value-type="float" office:value="0.0246170672501951" calcext:value-type="float">
            <text:p>0.024617067250195</text:p>
          </table:table-cell>
          <table:table-cell office:value-type="float" office:value="0" calcext:value-type="float">
            <text:p>0</text:p>
          </table:table-cell>
          <table:table-cell office:value-type="float" office:value="4.76999999999634" calcext:value-type="float">
            <text:p>4.76999999999634</text:p>
          </table:table-cell>
          <table:table-cell table:style-name="ce24" office:value-type="string" calcext:value-type="string">
            <text:p>$f_{16}$</text:p>
          </table:table-cell>
          <table:table-cell office:value-type="float" office:value="0.0399999999999636" calcext:value-type="float">
            <text:p>0.039999999999964</text:p>
          </table:table-cell>
          <table:table-cell table:number-columns-repeated="2" office:value-type="float" office:value="0.0999999999999091" calcext:value-type="float">
            <text:p>0.099999999999909</text:p>
          </table:table-cell>
          <table:table-cell office:value-type="float" office:value="0.0878431372548221" calcext:value-type="float">
            <text:p>0.087843137254822</text:p>
          </table:table-cell>
          <table:table-cell office:value-type="float" office:value="0.0201990098767058" calcext:value-type="float">
            <text:p>0.020199009876706</text:p>
          </table:table-cell>
          <table:table-cell office:value-type="float" office:value="0" calcext:value-type="float">
            <text:p>0</text:p>
          </table:table-cell>
          <table:table-cell office:value-type="float" office:value="4.47999999999593" calcext:value-type="float">
            <text:p>4.47999999999593</text:p>
          </table:table-cell>
          <table:table-cell table:style-name="ce24" office:value-type="string" calcext:value-type="string">
            <text:p>$f_{16}$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150000000000091" calcext:value-type="float">
            <text:p>0.150000000000091</text:p>
          </table:table-cell>
          <table:table-cell office:value-type="float" office:value="0.0999999999999091" calcext:value-type="float">
            <text:p>0.099999999999909</text:p>
          </table:table-cell>
          <table:table-cell office:value-type="float" office:value="0.0913725490195337" calcext:value-type="float">
            <text:p>0.091372549019534</text:p>
          </table:table-cell>
          <table:table-cell office:value-type="float" office:value="0.0364965751817761" calcext:value-type="float">
            <text:p>0.036496575181776</text:p>
          </table:table-cell>
          <table:table-cell office:value-type="float" office:value="0" calcext:value-type="float">
            <text:p>0</text:p>
          </table:table-cell>
          <table:table-cell office:value-type="float" office:value="4.65999999999622" calcext:value-type="float">
            <text:p>4.65999999999622</text:p>
          </table:table-cell>
          <table:table-cell table:style-name="ce24" office:value-type="string" calcext:value-type="string">
            <text:p>$f_{16}$</text:p>
          </table:table-cell>
          <table:table-cell office:value-type="float" office:value="0.0599999999999454" calcext:value-type="float">
            <text:p>0.059999999999945</text:p>
          </table:table-cell>
          <table:table-cell table:number-columns-repeated="2" office:value-type="float" office:value="0.0999999999999091" calcext:value-type="float">
            <text:p>0.099999999999909</text:p>
          </table:table-cell>
          <table:table-cell office:value-type="float" office:value="0.0882352941175668" calcext:value-type="float">
            <text:p>0.088235294117567</text:p>
          </table:table-cell>
          <table:table-cell office:value-type="float" office:value="0.0187616630392767" calcext:value-type="float">
            <text:p>0.018761663039277</text:p>
          </table:table-cell>
          <table:table-cell office:value-type="float" office:value="0" calcext:value-type="float">
            <text:p>0</text:p>
          </table:table-cell>
          <table:table-cell office:value-type="float" office:value="4.49999999999591" calcext:value-type="float">
            <text:p>4.49999999999591</text:p>
          </table:table-cell>
          <table:table-cell table:style-name="ce24" office:value-type="string" calcext:value-type="string">
            <text:p>$f_{16}$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150000000000091" calcext:value-type="float">
            <text:p>0.150000000000091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0.0850980392156267" calcext:value-type="float">
            <text:p>0.085098039215627</text:p>
          </table:table-cell>
          <table:table-cell office:value-type="float" office:value="0.0705265907301711" calcext:value-type="float">
            <text:p>0.070526590730171</text:p>
          </table:table-cell>
          <table:table-cell office:value-type="float" office:value="0" calcext:value-type="float">
            <text:p>0</text:p>
          </table:table-cell>
          <table:table-cell office:value-type="float" office:value="4.33999999999696" calcext:value-type="float">
            <text:p>4.33999999999696</text:p>
          </table:table-cell>
        </table:table-row>
        <table:table-row table:style-name="ro1">
          <table:table-cell table:style-name="ce24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7}$</text:p>
          </table:table-cell>
          <table:table-cell office:value-type="float" office:value="0" calcext:value-type="float">
            <text:p>0</text:p>
          </table:table-cell>
          <table:table-cell office:value-type="float" office:value="0.210000000000036" calcext:value-type="float">
            <text:p>0.210000000000036</text:p>
          </table:table-cell>
          <table:table-cell office:value-type="float" office:value="0" calcext:value-type="float">
            <text:p>0</text:p>
          </table:table-cell>
          <table:table-cell office:value-type="float" office:value="0.00411764705882424" calcext:value-type="float">
            <text:p>0.004117647058824</text:p>
          </table:table-cell>
          <table:table-cell office:value-type="float" office:value="0.0296984848098401" calcext:value-type="float">
            <text:p>0.0296984848098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.210000000000036" calcext:value-type="float">
            <text:p>0.210000000000036</text:p>
          </table:table-cell>
          <table:table-cell table:style-name="ce24" office:value-type="string" calcext:value-type="string">
            <text:p>$f_{17}$</text:p>
          </table:table-cell>
          <table:table-cell office:value-type="float" office:value="0" calcext:value-type="float">
            <text:p>0</text:p>
          </table:table-cell>
          <table:table-cell office:value-type="float" office:value="0.210000000000036" calcext:value-type="float">
            <text:p>0.210000000000036</text:p>
          </table:table-cell>
          <table:table-cell office:value-type="float" office:value="0" calcext:value-type="float">
            <text:p>0</text:p>
          </table:table-cell>
          <table:table-cell office:value-type="float" office:value="0.00411764705882424" calcext:value-type="float">
            <text:p>0.004117647058824</text:p>
          </table:table-cell>
          <table:table-cell office:value-type="float" office:value="0.0296984848098401" calcext:value-type="float">
            <text:p>0.0296984848098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.210000000000036" calcext:value-type="float">
            <text:p>0.210000000000036</text:p>
          </table:table-cell>
          <table:table-cell table:style-name="ce24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0764705882352246" calcext:value-type="float">
            <text:p>0.007647058823522</text:p>
          </table:table-cell>
          <table:table-cell office:value-type="float" office:value="0.00632455532033101" calcext:value-type="float">
            <text:p>0.006324555320331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0.389999999999645" calcext:value-type="float">
            <text:p>0.389999999999645</text:p>
          </table:table-cell>
          <table:table-cell table:style-name="ce24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372549019607504" calcext:value-type="float">
            <text:p>0.003725490196075</text:p>
          </table:table-cell>
          <table:table-cell office:value-type="float" office:value="0.00616441400296337" calcext:value-type="float">
            <text:p>0.006164414002963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189999999999827" calcext:value-type="float">
            <text:p>0.189999999999827</text:p>
          </table:table-cell>
          <table:table-cell table:style-name="ce24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0686274509803297" calcext:value-type="float">
            <text:p>0.006862745098033</text:p>
          </table:table-cell>
          <table:table-cell office:value-type="float" office:value="0.00663324958070477" calcext:value-type="float">
            <text:p>0.006633249580705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0.349999999999682" calcext:value-type="float">
            <text:p>0.349999999999682</text:p>
          </table:table-cell>
          <table:table-cell table:style-name="ce24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" calcext:value-type="float">
            <text:p>0</text:p>
          </table:table-cell>
          <table:table-cell office:value-type="float" office:value="0.00509803921568164" calcext:value-type="float">
            <text:p>0.005098039215682</text:p>
          </table:table-cell>
          <table:table-cell office:value-type="float" office:value="0.00748331477354108" calcext:value-type="float">
            <text:p>0.007483314773541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0.259999999999764" calcext:value-type="float">
            <text:p>0.259999999999764</text:p>
          </table:table-cell>
          <table:table-cell table:style-name="ce24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392156862744741" calcext:value-type="float">
            <text:p>0.003921568627447</text:p>
          </table:table-cell>
          <table:table-cell office:value-type="float" office:value="0.00632455532033101" calcext:value-type="float">
            <text:p>0.006324555320331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0.199999999999818" calcext:value-type="float">
            <text:p>0.199999999999818</text:p>
          </table:table-cell>
          <table:table-cell table:style-name="ce24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0549019607842638" calcext:value-type="float">
            <text:p>0.005490196078426</text:p>
          </table:table-cell>
          <table:table-cell office:value-type="float" office:value="0.00707106781185904" calcext:value-type="float">
            <text:p>0.007071067811859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279999999999745" calcext:value-type="float">
            <text:p>0.279999999999745</text:p>
          </table:table-cell>
          <table:table-cell table:style-name="ce24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313725490195793" calcext:value-type="float">
            <text:p>0.003137254901958</text:p>
          </table:table-cell>
          <table:table-cell office:value-type="float" office:value="0.00565685424948723" calcext:value-type="float">
            <text:p>0.005656854249487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0.159999999999854" calcext:value-type="float">
            <text:p>0.159999999999854</text:p>
          </table:table-cell>
        </table:table-row>
        <table:table-row table:style-name="ro1">
          <table:table-cell table:style-name="ce24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19}$</text:p>
          </table:table-cell>
          <table:table-cell office:value-type="float" office:value="0" calcext:value-type="float">
            <text:p>0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0980392156861853" calcext:value-type="float">
            <text:p>0.000980392156862</text:p>
          </table:table-cell>
          <table:table-cell office:value-type="float" office:value="0.0031622776601655" calcext:value-type="float">
            <text:p>0.00316227766016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0499999999999545" calcext:value-type="float">
            <text:p>0.049999999999955</text:p>
          </table:table-cell>
          <table:table-cell table:style-name="ce24" office:value-type="string" calcext:value-type="string">
            <text:p>$f_{19}$</text:p>
          </table:table-cell>
          <table:table-cell office:value-type="float" office:value="0" calcext:value-type="float">
            <text:p>0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0392156862744741" calcext:value-type="float">
            <text:p>0.000392156862745</text:p>
          </table:table-cell>
          <table:table-cell office:value-type="float" office:value="0.00199999999999818" calcext:value-type="float">
            <text:p>0.001999999999998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.0199999999999818" calcext:value-type="float">
            <text:p>0.019999999999982</text:p>
          </table:table-cell>
          <table:table-cell table:style-name="ce24" office:value-type="string" calcext:value-type="string">
            <text:p>$f_{19}$</text:p>
          </table:table-cell>
          <table:table-cell office:value-type="float" office:value="0" calcext:value-type="float">
            <text:p>0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" calcext:value-type="float">
            <text:p>0</text:p>
          </table:table-cell>
          <table:table-cell office:value-type="float" office:value="0.00450980392156453" calcext:value-type="float">
            <text:p>0.004509803921565</text:p>
          </table:table-cell>
          <table:table-cell office:value-type="float" office:value="0.00905538513812918" calcext:value-type="float">
            <text:p>0.00905538513812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9999999999791" calcext:value-type="float">
            <text:p>0.229999999999791</text:p>
          </table:table-cell>
          <table:table-cell table:style-name="ce24" office:value-type="string" calcext:value-type="string">
            <text:p>$f_{19}$</text:p>
          </table:table-cell>
          <table:table-cell office:value-type="float" office:value="0" calcext:value-type="float">
            <text:p>0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0784313725489483" calcext:value-type="float">
            <text:p>0.000784313725489</text:p>
          </table:table-cell>
          <table:table-cell office:value-type="float" office:value="0.00969535971482384" calcext:value-type="float">
            <text:p>0.009695359714824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0.0399999999999636" calcext:value-type="float">
            <text:p>0.039999999999964</text:p>
          </table:table-cell>
          <table:table-cell table:style-name="ce24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21}$</text:p>
          </table:table-cell>
          <table:table-cell office:value-type="float" office:value="0" calcext:value-type="float">
            <text:p>0</text:p>
          </table:table-cell>
          <table:table-cell office:value-type="float" office:value="0.0100000000002183" calcext:value-type="float">
            <text:p>0.010000000000218</text:p>
          </table:table-cell>
          <table:table-cell office:value-type="float" office:value="0" calcext:value-type="float">
            <text:p>0</text:p>
          </table:table-cell>
          <table:table-cell office:value-type="float" office:value="0.000196078431376829" calcext:value-type="float">
            <text:p>0.000196078431377</text:p>
          </table:table-cell>
          <table:table-cell office:value-type="float" office:value="0.00141421356240396" calcext:value-type="float">
            <text:p>0.00141421356240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.0100000000002183" calcext:value-type="float">
            <text:p>0.010000000000218</text:p>
          </table:table-cell>
          <table:table-cell table:style-name="ce24" office:value-type="string" calcext:value-type="string">
            <text:p>$f_{21}$</text:p>
          </table:table-cell>
          <table:table-cell office:value-type="float" office:value="0" calcext:value-type="float">
            <text:p>0</text:p>
          </table:table-cell>
          <table:table-cell office:value-type="float" office:value="0.309999999999945" calcext:value-type="float">
            <text:p>0.30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131372549019711" calcext:value-type="float">
            <text:p>0.013137254901971</text:p>
          </table:table-cell>
          <table:table-cell office:value-type="float" office:value="0.0621771662268317" calcext:value-type="float">
            <text:p>0.062177166226832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670000000000528" calcext:value-type="float">
            <text:p>0.670000000000528</text:p>
          </table:table-cell>
          <table:table-cell table:style-name="ce24" office:value-type="string" calcext:value-type="string">
            <text:p>$f_{21}$</text:p>
          </table:table-cell>
          <table:table-cell office:value-type="float" office:value="0" calcext:value-type="float">
            <text:p>0</text:p>
          </table:table-cell>
          <table:table-cell office:value-type="float" office:value="0.0100000000002183" calcext:value-type="float">
            <text:p>0.010000000000218</text:p>
          </table:table-cell>
          <table:table-cell office:value-type="float" office:value="0" calcext:value-type="float">
            <text:p>0</text:p>
          </table:table-cell>
          <table:table-cell office:value-type="float" office:value="0.000588235294130487" calcext:value-type="float">
            <text:p>0.00058823529413</text:p>
          </table:table-cell>
          <table:table-cell office:value-type="float" office:value="0.00244948974283665" calcext:value-type="float">
            <text:p>0.002449489742837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0300000000006548" calcext:value-type="float">
            <text:p>0.030000000000655</text:p>
          </table:table-cell>
          <table:table-cell table:style-name="ce24" office:value-type="string" calcext:value-type="string">
            <text:p>$f_{21}$</text:p>
          </table:table-cell>
          <table:table-cell office:value-type="float" office:value="0" calcext:value-type="float">
            <text:p>0</text:p>
          </table:table-cell>
          <table:table-cell office:value-type="float" office:value="0.320000000000164" calcext:value-type="float">
            <text:p>0.320000000000164</text:p>
          </table:table-cell>
          <table:table-cell office:value-type="float" office:value="0" calcext:value-type="float">
            <text:p>0</text:p>
          </table:table-cell>
          <table:table-cell office:value-type="float" office:value="0.0127450980392264" calcext:value-type="float">
            <text:p>0.012745098039226</text:p>
          </table:table-cell>
          <table:table-cell office:value-type="float" office:value="0.0617737808459232" calcext:value-type="float">
            <text:p>0.061773780845923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0.650000000000546" calcext:value-type="float">
            <text:p>0.650000000000546</text:p>
          </table:table-cell>
          <table:table-cell table:style-name="ce24" office:value-type="string" calcext:value-type="string">
            <text:p>$f_{21}$</text:p>
          </table:table-cell>
          <table:table-cell office:value-type="float" office:value="0" calcext:value-type="float">
            <text:p>0</text:p>
          </table:table-cell>
          <table:table-cell office:value-type="float" office:value="0.309999999999945" calcext:value-type="float">
            <text:p>0.30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129411764706032" calcext:value-type="float">
            <text:p>0.012941176470603</text:p>
          </table:table-cell>
          <table:table-cell office:value-type="float" office:value="0.0620644825967235" calcext:value-type="float">
            <text:p>0.062064482596724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660000000000764" calcext:value-type="float">
            <text:p>0.660000000000764</text:p>
          </table:table-cell>
          <table:table-cell table:style-name="ce24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2001" calcext:value-type="float">
            <text:p>0.030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372549019611517" calcext:value-type="float">
            <text:p>0.003725490196115</text:p>
          </table:table-cell>
          <table:table-cell office:value-type="float" office:value="0.0276405499223428" calcext:value-type="float">
            <text:p>0.027640549922343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190000000001874" calcext:value-type="float">
            <text:p>0.190000000001874</text:p>
          </table:table-cell>
          <table:table-cell table:style-name="ce24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100000000002183" calcext:value-type="float">
            <text:p>0.010000000000218</text:p>
          </table:table-cell>
          <table:table-cell office:value-type="float" office:value="0" calcext:value-type="float">
            <text:p>0</text:p>
          </table:table-cell>
          <table:table-cell office:value-type="float" office:value="0.000392156862753658" calcext:value-type="float">
            <text:p>0.000392156862754</text:p>
          </table:table-cell>
          <table:table-cell office:value-type="float" office:value="0.00200000000004366" calcext:value-type="float">
            <text:p>0.002000000000044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.0200000000004366" calcext:value-type="float">
            <text:p>0.020000000000437</text:p>
          </table:table-cell>
          <table:table-cell table:style-name="ce24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650000000000091" calcext:value-type="float">
            <text:p>0.650000000000091</text:p>
          </table:table-cell>
          <table:table-cell office:value-type="float" office:value="0.0300000000002001" calcext:value-type="float">
            <text:p>0.0300000000002</text:p>
          </table:table-cell>
          <table:table-cell office:value-type="float" office:value="0.160588235294172" calcext:value-type="float">
            <text:p>0.160588235294172</text:p>
          </table:table-cell>
          <table:table-cell office:value-type="float" office:value="0.242689101527064" calcext:value-type="float">
            <text:p>0.24268910152706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8.19000000000278" calcext:value-type="float">
            <text:p>8.19000000000278</text:p>
          </table:table-cell>
          <table:table-cell table:style-name="ce24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659999999999854" calcext:value-type="float">
            <text:p>0.659999999999854</text:p>
          </table:table-cell>
          <table:table-cell office:value-type="float" office:value="0.0300000000002001" calcext:value-type="float">
            <text:p>0.0300000000002</text:p>
          </table:table-cell>
          <table:table-cell office:value-type="float" office:value="0.185686274509871" calcext:value-type="float">
            <text:p>0.185686274509871</text:p>
          </table:table-cell>
          <table:table-cell office:value-type="float" office:value="0.502915499860598" calcext:value-type="float">
            <text:p>0.502915499860598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9.47000000000344" calcext:value-type="float">
            <text:p>9.47000000000344</text:p>
          </table:table-cell>
          <table:table-cell table:style-name="ce24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2.11999999999989" calcext:value-type="float">
            <text:p>2.11999999999989</text:p>
          </table:table-cell>
          <table:table-cell office:value-type="float" office:value="0.309999999999945" calcext:value-type="float">
            <text:p>0.309999999999945</text:p>
          </table:table-cell>
          <table:table-cell office:value-type="float" office:value="0.2866666666667" calcext:value-type="float">
            <text:p>0.2866666666667</text:p>
          </table:table-cell>
          <table:table-cell office:value-type="float" office:value="0.338762453645619" calcext:value-type="float">
            <text:p>0.338762453645619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4.6200000000017" calcext:value-type="float">
            <text:p>14.6200000000017</text:p>
          </table:table-cell>
          <table:table-cell table:style-name="ce24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650000000000091" calcext:value-type="float">
            <text:p>0.650000000000091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127058823529466" calcext:value-type="float">
            <text:p>0.127058823529466</text:p>
          </table:table-cell>
          <table:table-cell office:value-type="float" office:value="0.209828501400572" calcext:value-type="float">
            <text:p>0.209828501400572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6.48000000000275" calcext:value-type="float">
            <text:p>6.48000000000275</text:p>
          </table:table-cell>
          <table:table-cell table:style-name="ce24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2001" calcext:value-type="float">
            <text:p>0.030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137254901961997" calcext:value-type="float">
            <text:p>0.00137254901962</text:p>
          </table:table-cell>
          <table:table-cell office:value-type="float" office:value="0.00547722557508819" calcext:value-type="float">
            <text:p>0.00547722557508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0.0700000000006185" calcext:value-type="float">
            <text:p>0.070000000000619</text:p>
          </table:table-cell>
        </table:table-row>
        <table:table-row table:style-name="ro1">
          <table:table-cell table:style-name="ce24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4901960784314" calcext:value-type="float">
            <text:p>25.4901960784314</text:p>
          </table:table-cell>
          <table:table-cell office:value-type="float" office:value="50.9901951359278" calcext:value-type="float">
            <text:p>50.9901951359278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300" calcext:value-type="float">
            <text:p>1300</text:p>
          </table:table-cell>
          <table:table-cell table:style-name="ce24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4901960784314" calcext:value-type="float">
            <text:p>25.4901960784314</text:p>
          </table:table-cell>
          <table:table-cell office:value-type="float" office:value="50.9901951359278" calcext:value-type="float">
            <text:p>50.9901951359278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300" calcext:value-type="float">
            <text:p>1300</text:p>
          </table:table-cell>
          <table:table-cell table:style-name="ce24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.3921568627451" calcext:value-type="float">
            <text:p>80.3921568627451</text:p>
          </table:table-cell>
          <table:table-cell office:value-type="float" office:value="90.5538513813742" calcext:value-type="float">
            <text:p>90.553851381374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4100" calcext:value-type="float">
            <text:p>4100</text:p>
          </table:table-cell>
          <table:table-cell table:style-name="ce24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29411764706" calcext:value-type="float">
            <text:p>82.3529411764706</text:p>
          </table:table-cell>
          <table:table-cell office:value-type="float" office:value="91.6515138991168" calcext:value-type="float">
            <text:p>91.651513899116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4200" calcext:value-type="float">
            <text:p>4200</text:p>
          </table:table-cell>
          <table:table-cell table:style-name="ce24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78431372549" calcext:value-type="float">
            <text:p>96.078431372549</text:p>
          </table:table-cell>
          <table:table-cell office:value-type="float" office:value="20" calcext:value-type="float">
            <text:p>2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4900" calcext:value-type="float">
            <text:p>4900</text:p>
          </table:table-cell>
          <table:table-cell table:style-name="ce24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5490196078431" calcext:value-type="float">
            <text:p>72.5490196078431</text:p>
          </table:table-cell>
          <table:table-cell office:value-type="float" office:value="52.9150262212918" calcext:value-type="float">
            <text:p>52.9150262212918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3700" calcext:value-type="float">
            <text:p>3700</text:p>
          </table:table-cell>
          <table:table-cell table:style-name="ce24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09518948453" calcext:value-type="float">
            <text:p>58.30951894845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style-name="ce24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690000000000055" calcext:value-type="float">
            <text:p>0.690000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60784313725476" calcext:value-type="float">
            <text:p>0.026078431372548</text:p>
          </table:table-cell>
          <table:table-cell office:value-type="float" office:value="0.133093951778427" calcext:value-type="float">
            <text:p>0.13309395177842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.32999999999993" calcext:value-type="float">
            <text:p>1.32999999999993</text:p>
          </table:table-cell>
          <table:table-cell table:style-name="ce24" office:value-type="string" calcext:value-type="string">
            <text:p>$f_{24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730000000000018" calcext:value-type="float">
            <text:p>0.730000000000018</text:p>
          </table:table-cell>
          <table:table-cell office:value-type="float" office:value="0" calcext:value-type="float">
            <text:p>0</text:p>
          </table:table-cell>
          <table:table-cell office:value-type="float" office:value="0.21156862745098" calcext:value-type="float">
            <text:p>0.21156862745098</text:p>
          </table:table-cell>
          <table:table-cell office:value-type="float" office:value="0.381751227895863" calcext:value-type="float">
            <text:p>0.381751227895863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0.79" calcext:value-type="float">
            <text:p>10.79</text:p>
          </table:table-cell>
          <table:table-cell table:style-name="ce24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21117647058824" calcext:value-type="float">
            <text:p>2.21117647058824</text:p>
          </table:table-cell>
          <table:table-cell office:value-type="float" office:value="14.1482180503412" calcext:value-type="float">
            <text:p>14.1482180503412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112.77" calcext:value-type="float">
            <text:p>112.77</text:p>
          </table:table-cell>
          <table:table-cell table:style-name="ce24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.9821568627451" calcext:value-type="float">
            <text:p>54.9821568627451</text:p>
          </table:table-cell>
          <table:table-cell office:value-type="float" office:value="74.8335205773456" calcext:value-type="float">
            <text:p>74.833520577345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804.09" calcext:value-type="float">
            <text:p>2804.09</text:p>
          </table:table-cell>
          <table:table-cell table:style-name="ce24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730000000000018" calcext:value-type="float">
            <text:p>0.730000000000018</text:p>
          </table:table-cell>
          <table:table-cell office:value-type="float" office:value="0" calcext:value-type="float">
            <text:p>0</text:p>
          </table:table-cell>
          <table:table-cell office:value-type="float" office:value="0.289411764705869" calcext:value-type="float">
            <text:p>0.289411764705869</text:p>
          </table:table-cell>
          <table:table-cell office:value-type="float" office:value="0.445322355154086" calcext:value-type="float">
            <text:p>0.445322355154086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14.7599999999993" calcext:value-type="float">
            <text:p>14.7599999999993</text:p>
          </table:table-cell>
          <table:table-cell table:style-name="ce24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690000000000055" calcext:value-type="float">
            <text:p>0.690000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70588235294139" calcext:value-type="float">
            <text:p>0.027058823529414</text:p>
          </table:table-cell>
          <table:table-cell office:value-type="float" office:value="0.138000000000011" calcext:value-type="float">
            <text:p>0.13800000000001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.38000000000011" calcext:value-type="float">
            <text:p>1.38000000000011</text:p>
          </table:table-cell>
        </table:table-row>
        <table:table-row table:style-name="ro1">
          <table:table-cell table:style-name="ce24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table:style-name="ce24" office:value-type="string" calcext:value-type="string">
            <text:p>$f_{26}$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100.08" calcext:value-type="float">
            <text:p>100.08</text:p>
          </table:table-cell>
          <table:table-cell office:value-type="float" office:value="52.8600000000001" calcext:value-type="float">
            <text:p>52.8600000000001</text:p>
          </table:table-cell>
          <table:table-cell office:value-type="float" office:value="51.9945098039215" calcext:value-type="float">
            <text:p>51.9945098039215</text:p>
          </table:table-cell>
          <table:table-cell office:value-type="float" office:value="31.8935821757293" calcext:value-type="float">
            <text:p>31.8935821757293</text:p>
          </table:table-cell>
          <table:table-cell office:value-type="float" office:value="0" calcext:value-type="float">
            <text:p>0</text:p>
          </table:table-cell>
          <table:table-cell office:value-type="float" office:value="2651.72" calcext:value-type="float">
            <text:p>2651.72</text:p>
          </table:table-cell>
          <table:table-cell table:style-name="ce24" office:value-type="string" calcext:value-type="string">
            <text:p>$f_{26}$</text:p>
          </table:table-cell>
          <table:table-cell office:value-type="float" office:value="0.869999999999891" calcext:value-type="float">
            <text:p>0.869999999999891</text:p>
          </table:table-cell>
          <table:table-cell office:value-type="float" office:value="100.07" calcext:value-type="float">
            <text:p>100.07</text:p>
          </table:table-cell>
          <table:table-cell office:value-type="float" office:value="59.3400000000001" calcext:value-type="float">
            <text:p>59.3400000000001</text:p>
          </table:table-cell>
          <table:table-cell office:value-type="float" office:value="54.8149019607843" calcext:value-type="float">
            <text:p>54.8149019607843</text:p>
          </table:table-cell>
          <table:table-cell office:value-type="float" office:value="34.033703060349" calcext:value-type="float">
            <text:p>34.033703060349</text:p>
          </table:table-cell>
          <table:table-cell office:value-type="float" office:value="0" calcext:value-type="float">
            <text:p>0</text:p>
          </table:table-cell>
          <table:table-cell office:value-type="float" office:value="2795.56" calcext:value-type="float">
            <text:p>2795.56</text:p>
          </table:table-cell>
          <table:table-cell table:style-name="ce24" office:value-type="string" calcext:value-type="string">
            <text:p>$f_{26}$</text:p>
          </table:table-cell>
          <table:table-cell office:value-type="float" office:value="0.0900000000001455" calcext:value-type="float">
            <text:p>0.090000000000146</text:p>
          </table:table-cell>
          <table:table-cell office:value-type="float" office:value="100.02" calcext:value-type="float">
            <text:p>100.02</text:p>
          </table:table-cell>
          <table:table-cell office:value-type="float" office:value="56.8499999999999" calcext:value-type="float">
            <text:p>56.8499999999999</text:p>
          </table:table-cell>
          <table:table-cell office:value-type="float" office:value="54.875294117647" calcext:value-type="float">
            <text:p>54.875294117647</text:p>
          </table:table-cell>
          <table:table-cell office:value-type="float" office:value="28.5731062014615" calcext:value-type="float">
            <text:p>28.5731062014615</text:p>
          </table:table-cell>
          <table:table-cell office:value-type="float" office:value="0" calcext:value-type="float">
            <text:p>0</text:p>
          </table:table-cell>
          <table:table-cell office:value-type="float" office:value="2798.64" calcext:value-type="float">
            <text:p>2798.64</text:p>
          </table:table-cell>
          <table:table-cell table:style-name="ce24" office:value-type="string" calcext:value-type="string">
            <text:p>$f_{26}$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100.06" calcext:value-type="float">
            <text:p>100.06</text:p>
          </table:table-cell>
          <table:table-cell office:value-type="float" office:value="36.52" calcext:value-type="float">
            <text:p>36.52</text:p>
          </table:table-cell>
          <table:table-cell office:value-type="float" office:value="50.2217647058824" calcext:value-type="float">
            <text:p>50.2217647058824</text:p>
          </table:table-cell>
          <table:table-cell office:value-type="float" office:value="57.9801030354381" calcext:value-type="float">
            <text:p>57.9801030354381</text:p>
          </table:table-cell>
          <table:table-cell office:value-type="float" office:value="0" calcext:value-type="float">
            <text:p>0</text:p>
          </table:table-cell>
          <table:table-cell office:value-type="float" office:value="2561.31" calcext:value-type="float">
            <text:p>2561.31</text:p>
          </table:table-cell>
          <table:table-cell table:style-name="ce24" office:value-type="string" calcext:value-type="string">
            <text:p>$f_{26}$</text:p>
          </table:table-cell>
          <table:table-cell office:value-type="float" office:value="0.900000000000091" calcext:value-type="float">
            <text:p>0.900000000000091</text:p>
          </table:table-cell>
          <table:table-cell office:value-type="float" office:value="100.03" calcext:value-type="float">
            <text:p>100.03</text:p>
          </table:table-cell>
          <table:table-cell office:value-type="float" office:value="89.8499999999999" calcext:value-type="float">
            <text:p>89.8499999999999</text:p>
          </table:table-cell>
          <table:table-cell office:value-type="float" office:value="76.1754901960785" calcext:value-type="float">
            <text:p>76.1754901960785</text:p>
          </table:table-cell>
          <table:table-cell office:value-type="float" office:value="36.8917787589594" calcext:value-type="float">
            <text:p>36.8917787589594</text:p>
          </table:table-cell>
          <table:table-cell office:value-type="float" office:value="0" calcext:value-type="float">
            <text:p>0</text:p>
          </table:table-cell>
          <table:table-cell office:value-type="float" office:value="3884.95" calcext:value-type="float">
            <text:p>3884.95</text:p>
          </table:table-cell>
          <table:table-cell table:style-name="ce24" office:value-type="string" calcext:value-type="string">
            <text:p>$f_{26}$</text:p>
          </table:table-cell>
          <table:table-cell office:value-type="float" office:value="0.0900000000001455" calcext:value-type="float">
            <text:p>0.090000000000146</text:p>
          </table:table-cell>
          <table:table-cell office:value-type="float" office:value="100.03" calcext:value-type="float">
            <text:p>100.03</text:p>
          </table:table-cell>
          <table:table-cell office:value-type="float" office:value="60.2199999999998" calcext:value-type="float">
            <text:p>60.2199999999998</text:p>
          </table:table-cell>
          <table:table-cell office:value-type="float" office:value="58.1749019607843" calcext:value-type="float">
            <text:p>58.1749019607843</text:p>
          </table:table-cell>
          <table:table-cell office:value-type="float" office:value="51.8660372883836" calcext:value-type="float">
            <text:p>51.8660372883836</text:p>
          </table:table-cell>
          <table:table-cell office:value-type="float" office:value="0" calcext:value-type="float">
            <text:p>0</text:p>
          </table:table-cell>
          <table:table-cell office:value-type="float" office:value="2966.92" calcext:value-type="float">
            <text:p>2966.92</text:p>
          </table:table-cell>
          <table:table-cell table:style-name="ce24" office:value-type="string" calcext:value-type="string">
            <text:p>$f_{26}$</text:p>
          </table:table-cell>
          <table:table-cell office:value-type="float" office:value="0.0500000000001819" calcext:value-type="float">
            <text:p>0.050000000000182</text:p>
          </table:table-cell>
          <table:table-cell office:value-type="float" office:value="100.04" calcext:value-type="float">
            <text:p>100.04</text:p>
          </table:table-cell>
          <table:table-cell office:value-type="float" office:value="63.8200000000002" calcext:value-type="float">
            <text:p>63.8200000000002</text:p>
          </table:table-cell>
          <table:table-cell office:value-type="float" office:value="64.1494117647059" calcext:value-type="float">
            <text:p>64.1494117647059</text:p>
          </table:table-cell>
          <table:table-cell office:value-type="float" office:value="27.5834945574342" calcext:value-type="float">
            <text:p>27.5834945574342</text:p>
          </table:table-cell>
          <table:table-cell office:value-type="float" office:value="0" calcext:value-type="float">
            <text:p>0</text:p>
          </table:table-cell>
          <table:table-cell office:value-type="float" office:value="3271.62" calcext:value-type="float">
            <text:p>3271.62</text:p>
          </table:table-cell>
        </table:table-row>
        <table:table-row table:style-name="ro1">
          <table:table-cell table:style-name="ce24" office:value-type="string" calcext:value-type="string">
            <text:p>$f_{27}$</text:p>
          </table:table-cell>
          <table:table-cell office:value-type="float" office:value="0.25" calcext:value-type="float">
            <text:p>0.25</text:p>
          </table:table-cell>
          <table:table-cell office:value-type="float" office:value="0.909999999999854" calcext:value-type="float">
            <text:p>0.909999999999854</text:p>
          </table:table-cell>
          <table:table-cell office:value-type="float" office:value="0.539999999999964" calcext:value-type="float">
            <text:p>0.539999999999964</text:p>
          </table:table-cell>
          <table:table-cell office:value-type="float" office:value="0.560392156862753" calcext:value-type="float">
            <text:p>0.560392156862753</text:p>
          </table:table-cell>
          <table:table-cell office:value-type="float" office:value="0.291592180965185" calcext:value-type="float">
            <text:p>0.291592180965185</text:p>
          </table:table-cell>
          <table:table-cell office:value-type="float" office:value="0" calcext:value-type="float">
            <text:p>0</text:p>
          </table:table-cell>
          <table:table-cell office:value-type="float" office:value="28.5800000000004" calcext:value-type="float">
            <text:p>28.5800000000004</text:p>
          </table:table-cell>
          <table:table-cell table:style-name="ce24" office:value-type="string" calcext:value-type="string">
            <text:p>$f_{27}$</text:p>
          </table:table-cell>
          <table:table-cell office:value-type="float" office:value="0.150000000000091" calcext:value-type="float">
            <text:p>0.150000000000091</text:p>
          </table:table-cell>
          <table:table-cell office:value-type="float" office:value="0.9699999999998" calcext:value-type="float">
            <text:p>0.9699999999998</text:p>
          </table:table-cell>
          <table:table-cell office:value-type="float" office:value="0.460000000000036" calcext:value-type="float">
            <text:p>0.460000000000036</text:p>
          </table:table-cell>
          <table:table-cell office:value-type="float" office:value="0.484901960784296" calcext:value-type="float">
            <text:p>0.484901960784296</text:p>
          </table:table-cell>
          <table:table-cell office:value-type="float" office:value="0.178544112196357" calcext:value-type="float">
            <text:p>0.178544112196357</text:p>
          </table:table-cell>
          <table:table-cell office:value-type="float" office:value="0" calcext:value-type="float">
            <text:p>0</text:p>
          </table:table-cell>
          <table:table-cell office:value-type="float" office:value="24.7299999999991" calcext:value-type="float">
            <text:p>24.7299999999991</text:p>
          </table:table-cell>
          <table:table-cell table:style-name="ce24" office:value-type="string" calcext:value-type="string">
            <text:p>$f_{27}$</text:p>
          </table:table-cell>
          <table:table-cell office:value-type="float" office:value="0.0500000000001819" calcext:value-type="float">
            <text:p>0.050000000000182</text:p>
          </table:table-cell>
          <table:table-cell office:value-type="float" office:value="0.690000000000055" calcext:value-type="float">
            <text:p>0.690000000000055</text:p>
          </table:table-cell>
          <table:table-cell office:value-type="float" office:value="0.2800000000002" calcext:value-type="float">
            <text:p>0.2800000000002</text:p>
          </table:table-cell>
          <table:table-cell office:value-type="float" office:value="0.288235294117661" calcext:value-type="float">
            <text:p>0.288235294117661</text:p>
          </table:table-cell>
          <table:table-cell office:value-type="float" office:value="0.21786693186423" calcext:value-type="float">
            <text:p>0.21786693186423</text:p>
          </table:table-cell>
          <table:table-cell office:value-type="float" office:value="0" calcext:value-type="float">
            <text:p>0</text:p>
          </table:table-cell>
          <table:table-cell office:value-type="float" office:value="14.7000000000007" calcext:value-type="float">
            <text:p>14.7000000000007</text:p>
          </table:table-cell>
          <table:table-cell table:style-name="ce24" office:value-type="string" calcext:value-type="string">
            <text:p>$f_{27}$</text:p>
          </table:table-cell>
          <table:table-cell office:value-type="float" office:value="0.0500000000001819" calcext:value-type="float">
            <text:p>0.050000000000182</text:p>
          </table:table-cell>
          <table:table-cell office:value-type="float" office:value="0.599999999999909" calcext:value-type="float">
            <text:p>0.599999999999909</text:p>
          </table:table-cell>
          <table:table-cell office:value-type="float" office:value="0.25" calcext:value-type="float">
            <text:p>0.25</text:p>
          </table:table-cell>
          <table:table-cell office:value-type="float" office:value="0.268431372549012" calcext:value-type="float">
            <text:p>0.268431372549012</text:p>
          </table:table-cell>
          <table:table-cell office:value-type="float" office:value="0.129953837957966" calcext:value-type="float">
            <text:p>0.129953837957966</text:p>
          </table:table-cell>
          <table:table-cell office:value-type="float" office:value="0" calcext:value-type="float">
            <text:p>0</text:p>
          </table:table-cell>
          <table:table-cell office:value-type="float" office:value="13.6899999999996" calcext:value-type="float">
            <text:p>13.6899999999996</text:p>
          </table:table-cell>
          <table:table-cell table:style-name="ce24" office:value-type="string" calcext:value-type="string">
            <text:p>$f_{27}$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.610000000000127" calcext:value-type="float">
            <text:p>0.610000000000127</text:p>
          </table:table-cell>
          <table:table-cell office:value-type="float" office:value="0.329999999999927" calcext:value-type="float">
            <text:p>0.329999999999927</text:p>
          </table:table-cell>
          <table:table-cell office:value-type="float" office:value="0.316666666666668" calcext:value-type="float">
            <text:p>0.316666666666668</text:p>
          </table:table-cell>
          <table:table-cell office:value-type="float" office:value="0.135048139565155" calcext:value-type="float">
            <text:p>0.135048139565155</text:p>
          </table:table-cell>
          <table:table-cell office:value-type="float" office:value="0" calcext:value-type="float">
            <text:p>0</text:p>
          </table:table-cell>
          <table:table-cell office:value-type="float" office:value="16.1500000000001" calcext:value-type="float">
            <text:p>16.1500000000001</text:p>
          </table:table-cell>
          <table:table-cell table:style-name="ce24" office:value-type="string" calcext:value-type="string">
            <text:p>$f_{27}$</text:p>
          </table:table-cell>
          <table:table-cell office:value-type="float" office:value="0.0500000000001819" calcext:value-type="float">
            <text:p>0.050000000000182</text:p>
          </table:table-cell>
          <table:table-cell office:value-type="float" office:value="0.650000000000091" calcext:value-type="float">
            <text:p>0.650000000000091</text:p>
          </table:table-cell>
          <table:table-cell office:value-type="float" office:value="0.269999999999982" calcext:value-type="float">
            <text:p>0.269999999999982</text:p>
          </table:table-cell>
          <table:table-cell office:value-type="float" office:value="0.283137254901935" calcext:value-type="float">
            <text:p>0.283137254901935</text:p>
          </table:table-cell>
          <table:table-cell office:value-type="float" office:value="0.136608930893977" calcext:value-type="float">
            <text:p>0.136608930893977</text:p>
          </table:table-cell>
          <table:table-cell office:value-type="float" office:value="0" calcext:value-type="float">
            <text:p>0</text:p>
          </table:table-cell>
          <table:table-cell office:value-type="float" office:value="14.4399999999987" calcext:value-type="float">
            <text:p>14.4399999999987</text:p>
          </table:table-cell>
          <table:table-cell table:style-name="ce24" office:value-type="string" calcext:value-type="string">
            <text:p>$f_{27}$</text:p>
          </table:table-cell>
          <table:table-cell office:value-type="float" office:value="0.210000000000036" calcext:value-type="float">
            <text:p>0.210000000000036</text:p>
          </table:table-cell>
          <table:table-cell office:value-type="float" office:value="0.880000000000109" calcext:value-type="float">
            <text:p>0.880000000000109</text:p>
          </table:table-cell>
          <table:table-cell office:value-type="float" office:value="0.489999999999782" calcext:value-type="float">
            <text:p>0.489999999999782</text:p>
          </table:table-cell>
          <table:table-cell office:value-type="float" office:value="0.489803921568628" calcext:value-type="float">
            <text:p>0.489803921568628</text:p>
          </table:table-cell>
          <table:table-cell office:value-type="float" office:value="0.20915544458614" calcext:value-type="float">
            <text:p>0.20915544458614</text:p>
          </table:table-cell>
          <table:table-cell office:value-type="float" office:value="0" calcext:value-type="float">
            <text:p>0</text:p>
          </table:table-cell>
          <table:table-cell office:value-type="float" office:value="24.98" calcext:value-type="float">
            <text:p>24.98</text:p>
          </table:table-cell>
        </table:table-row>
        <table:table-row table:style-name="ro1">
          <table:table-cell table:style-name="ce24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75.992156862745" calcext:value-type="float">
            <text:p>275.992156862745</text:p>
          </table:table-cell>
          <table:table-cell office:value-type="float" office:value="160.352964768351" calcext:value-type="float">
            <text:p>160.35296476835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4075.6" calcext:value-type="float">
            <text:p>14075.6</text:p>
          </table:table-cell>
          <table:table-cell table:style-name="ce24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80.316078431372" calcext:value-type="float">
            <text:p>280.316078431372</text:p>
          </table:table-cell>
          <table:table-cell office:value-type="float" office:value="145.813915906542" calcext:value-type="float">
            <text:p>145.81391590654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4296.12" calcext:value-type="float">
            <text:p>14296.12</text:p>
          </table:table-cell>
          <table:table-cell table:style-name="ce24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36.96" calcext:value-type="float">
            <text:p>336.96</text:p>
          </table:table-cell>
          <table:table-cell office:value-type="float" office:value="215.319215686274" calcext:value-type="float">
            <text:p>215.319215686274</text:p>
          </table:table-cell>
          <table:table-cell office:value-type="float" office:value="274.81982550755" calcext:value-type="float">
            <text:p>274.81982550755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0981.28" calcext:value-type="float">
            <text:p>10981.28</text:p>
          </table:table-cell>
          <table:table-cell table:style-name="ce24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58.995490196078" calcext:value-type="float">
            <text:p>258.995490196078</text:p>
          </table:table-cell>
          <table:table-cell office:value-type="float" office:value="299.421029832575" calcext:value-type="float">
            <text:p>299.42102983257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13208.77" calcext:value-type="float">
            <text:p>13208.77</text:p>
          </table:table-cell>
          <table:table-cell table:style-name="ce24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6.83" calcext:value-type="float">
            <text:p>356.83</text:p>
          </table:table-cell>
          <table:table-cell office:value-type="float" office:value="318.79431372549" calcext:value-type="float">
            <text:p>318.79431372549</text:p>
          </table:table-cell>
          <table:table-cell office:value-type="float" office:value="107.796641617446" calcext:value-type="float">
            <text:p>107.796641617446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6258.51" calcext:value-type="float">
            <text:p>16258.51</text:p>
          </table:table-cell>
          <table:table-cell table:style-name="ce24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32.32137254902" calcext:value-type="float">
            <text:p>232.32137254902</text:p>
          </table:table-cell>
          <table:table-cell office:value-type="float" office:value="205.710202051332" calcext:value-type="float">
            <text:p>205.710202051332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1848.39" calcext:value-type="float">
            <text:p>11848.39</text:p>
          </table:table-cell>
          <table:table-cell table:style-name="ce24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82.568235294117" calcext:value-type="float">
            <text:p>282.568235294117</text:p>
          </table:table-cell>
          <table:table-cell office:value-type="float" office:value="145.723298425475" calcext:value-type="float">
            <text:p>145.72329842547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4410.98" calcext:value-type="float">
            <text:p>14410.98</text:p>
          </table:table-cell>
        </table:table-row>
        <table:table-row table:style-name="ro1">
          <table:table-cell table:style-name="ce24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4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table:style-name="ce24" office:value-type="string" calcext:value-type="string">
            <text:p>$f_{30}$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373921568628" calcext:value-type="float">
            <text:p>184.373921568628</text:p>
          </table:table-cell>
          <table:table-cell office:value-type="float" office:value="0.0325269119346145" calcext:value-type="float">
            <text:p>0.032526911934615</text:p>
          </table:table-cell>
          <table:table-cell office:value-type="float" office:value="0" calcext:value-type="float">
            <text:p>0</text:p>
          </table:table-cell>
          <table:table-cell office:value-type="float" office:value="9403.07000000001" calcext:value-type="float">
            <text:p>9403.07000000001</text:p>
          </table:table-cell>
          <table:table-cell table:style-name="ce24" office:value-type="string" calcext:value-type="string">
            <text:p>$f_{30}$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5" calcext:value-type="float">
            <text:p>213.05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40784313726" calcext:value-type="float">
            <text:p>213.040784313726</text:p>
          </table:table-cell>
          <table:table-cell office:value-type="float" office:value="0.00282842712480793" calcext:value-type="float">
            <text:p>0.002828427124808</text:p>
          </table:table-cell>
          <table:table-cell office:value-type="float" office:value="0" calcext:value-type="float">
            <text:p>0</text:p>
          </table:table-cell>
          <table:table-cell office:value-type="float" office:value="10865.08" calcext:value-type="float">
            <text:p>10865.08</text:p>
          </table:table-cell>
          <table:table-cell table:style-name="ce24" office:value-type="string" calcext:value-type="string">
            <text:p>$f_{30}$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5" calcext:value-type="float">
            <text:p>213.05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40196078432" calcext:value-type="float">
            <text:p>213.040196078432</text:p>
          </table:table-cell>
          <table:table-cell office:value-type="float" office:value="0.00141421356240396" calcext:value-type="float">
            <text:p>0.001414213562404</text:p>
          </table:table-cell>
          <table:table-cell office:value-type="float" office:value="0" calcext:value-type="float">
            <text:p>0</text:p>
          </table:table-cell>
          <table:table-cell office:value-type="float" office:value="10865.05" calcext:value-type="float">
            <text:p>10865.05</text:p>
          </table:table-cell>
          <table:table-cell table:style-name="ce24" office:value-type="string" calcext:value-type="string">
            <text:p>$f_{30}$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5" calcext:value-type="float">
            <text:p>213.05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40784313726" calcext:value-type="float">
            <text:p>213.040784313726</text:p>
          </table:table-cell>
          <table:table-cell office:value-type="float" office:value="0.00282842712480793" calcext:value-type="float">
            <text:p>0.002828427124808</text:p>
          </table:table-cell>
          <table:table-cell office:value-type="float" office:value="0" calcext:value-type="float">
            <text:p>0</text:p>
          </table:table-cell>
          <table:table-cell office:value-type="float" office:value="10865.08" calcext:value-type="float">
            <text:p>10865.08</text:p>
          </table:table-cell>
          <table:table-cell table:style-name="ce24" office:value-type="string" calcext:value-type="string">
            <text:p>$f_{30}$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7" calcext:value-type="float">
            <text:p>213.07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40980392157" calcext:value-type="float">
            <text:p>213.040980392157</text:p>
          </table:table-cell>
          <table:table-cell office:value-type="float" office:value="0.00469041575986764" calcext:value-type="float">
            <text:p>0.004690415759868</text:p>
          </table:table-cell>
          <table:table-cell office:value-type="float" office:value="0" calcext:value-type="float">
            <text:p>0</text:p>
          </table:table-cell>
          <table:table-cell office:value-type="float" office:value="10865.09" calcext:value-type="float">
            <text:p>10865.09</text:p>
          </table:table-cell>
          <table:table-cell table:style-name="ce24" office:value-type="string" calcext:value-type="string">
            <text:p>$f_{30}$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5" calcext:value-type="float">
            <text:p>213.05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40392156863" calcext:value-type="float">
            <text:p>213.040392156863</text:p>
          </table:table-cell>
          <table:table-cell office:value-type="float" office:value="0.00200000000004366" calcext:value-type="float">
            <text:p>0.002000000000044</text:p>
          </table:table-cell>
          <table:table-cell office:value-type="float" office:value="0" calcext:value-type="float">
            <text:p>0</text:p>
          </table:table-cell>
          <table:table-cell office:value-type="float" office:value="10865.06" calcext:value-type="float">
            <text:p>10865.06</text:p>
          </table:table-cell>
          <table:table-cell table:style-name="ce24" office:value-type="string" calcext:value-type="string">
            <text:p>$f_{30}$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6" calcext:value-type="float">
            <text:p>213.06</text:p>
          </table:table-cell>
          <table:table-cell office:value-type="float" office:value="213.04" calcext:value-type="float">
            <text:p>213.04</text:p>
          </table:table-cell>
          <table:table-cell office:value-type="float" office:value="213.040980392157" calcext:value-type="float">
            <text:p>213.040980392157</text:p>
          </table:table-cell>
          <table:table-cell office:value-type="float" office:value="0.003741657386807" calcext:value-type="float">
            <text:p>0.003741657386807</text:p>
          </table:table-cell>
          <table:table-cell office:value-type="float" office:value="0" calcext:value-type="float">
            <text:p>0</text:p>
          </table:table-cell>
          <table:table-cell office:value-type="float" office:value="10865.09" calcext:value-type="float">
            <text:p>10865.09</text:p>
          </table:table-cell>
        </table:table-row>
        <table:table-row table:style-name="ro1">
          <table:table-cell table:style-name="ce24"/>
          <table:table-cell table:style-name="ce27" table:formula="of:=AVERAGE([.B3:.B32])" office:value-type="float" office:value="12.8253333333333" calcext:value-type="float">
            <text:p>12.83</text:p>
          </table:table-cell>
          <table:table-cell table:style-name="ce27" table:formula="of:=AVERAGE([.C3:.C32])" office:value-type="float" office:value="31.4662666666667" calcext:value-type="float">
            <text:p>31.47</text:p>
          </table:table-cell>
          <table:table-cell table:style-name="ce27" table:formula="of:=AVERAGE([.D3:.D32])" office:value-type="float" office:value="26.0307666666667" calcext:value-type="float">
            <text:p>26.03</text:p>
          </table:table-cell>
          <table:table-cell table:style-name="ce27" table:formula="of:=AVERAGE([.E3:.E32])" office:value-type="float" office:value="24.629268627451" calcext:value-type="float">
            <text:p>24.63</text:p>
          </table:table-cell>
          <table:table-cell table:style-name="ce27" table:formula="of:=AVERAGE([.F3:.F32])" office:value-type="float" office:value="8.13532114672892" calcext:value-type="float">
            <text:p>8.14</text:p>
          </table:table-cell>
          <table:table-cell table:style-name="ce27" table:formula="of:=AVERAGE([.G3:.G32])" office:value-type="float" office:value="0.576470588235294" calcext:value-type="float">
            <text:p>0.58</text:p>
          </table:table-cell>
          <table:table-cell/>
          <table:table-cell table:style-name="ce24"/>
          <table:table-cell table:style-name="ce27" table:formula="of:=AVERAGE([.J3:.J32])" office:value-type="float" office:value="13.8035666666667" calcext:value-type="float">
            <text:p>13.80</text:p>
          </table:table-cell>
          <table:table-cell table:style-name="ce27" table:formula="of:=AVERAGE([.K3:.K32])" office:value-type="float" office:value="32.4012333333333" calcext:value-type="float">
            <text:p>32.40</text:p>
          </table:table-cell>
          <table:table-cell table:style-name="ce27" table:formula="of:=AVERAGE([.L3:.L32])" office:value-type="float" office:value="27.1985666666667" calcext:value-type="float">
            <text:p>27.20</text:p>
          </table:table-cell>
          <table:table-cell table:style-name="ce27" table:formula="of:=AVERAGE([.M3:.M32])" office:value-type="float" office:value="25.818939869281" calcext:value-type="float">
            <text:p>25.82</text:p>
          </table:table-cell>
          <table:table-cell table:style-name="ce27" table:formula="of:=AVERAGE([.N3:.N32])" office:value-type="float" office:value="7.70959413105104" calcext:value-type="float">
            <text:p>7.71</text:p>
          </table:table-cell>
          <table:table-cell table:style-name="ce27" table:formula="of:=AVERAGE([.O3:.O32])" office:value-type="float" office:value="0.607843137254902" calcext:value-type="float">
            <text:p>0.61</text:p>
          </table:table-cell>
          <table:table-cell/>
          <table:table-cell table:style-name="ce24"/>
          <table:table-cell table:style-name="ce27" table:formula="of:=AVERAGE([.R3:.R32])" office:value-type="float" office:value="13.7746666666667" calcext:value-type="float">
            <text:p>13.77</text:p>
          </table:table-cell>
          <table:table-cell table:style-name="ce27" table:formula="of:=AVERAGE([.S3:.S32])" office:value-type="float" office:value="32.4462666666667" calcext:value-type="float">
            <text:p>32.45</text:p>
          </table:table-cell>
          <table:table-cell table:style-name="ce27" table:formula="of:=AVERAGE([.T3:.T32])" office:value-type="float" office:value="30.2542666666667" calcext:value-type="float">
            <text:p>30.25</text:p>
          </table:table-cell>
          <table:table-cell table:style-name="ce27" table:formula="of:=AVERAGE([.U3:.U32])" office:value-type="float" office:value="25.4921176470588" calcext:value-type="float">
            <text:p>25.49</text:p>
          </table:table-cell>
          <table:table-cell table:style-name="ce27" table:formula="of:=AVERAGE([.V3:.V32])" office:value-type="float" office:value="13.1717720545957" calcext:value-type="float">
            <text:p>13.17</text:p>
          </table:table-cell>
          <table:table-cell table:style-name="ce27" table:formula="of:=AVERAGE([.W3:.W32])" office:value-type="float" office:value="0.536601307189543" calcext:value-type="float">
            <text:p>0.54</text:p>
          </table:table-cell>
          <table:table-cell/>
          <table:table-cell table:style-name="ce24"/>
          <table:table-cell table:style-name="ce27" table:formula="of:=AVERAGE([.Z3:.Z32])" office:value-type="float" office:value="13.7733333333333" calcext:value-type="float">
            <text:p>13.77</text:p>
          </table:table-cell>
          <table:table-cell table:style-name="ce27" table:formula="of:=AVERAGE([.AA3:.AA32])" office:value-type="float" office:value="35.7358" calcext:value-type="float">
            <text:p>35.74</text:p>
          </table:table-cell>
          <table:table-cell table:style-name="ce27" table:formula="of:=AVERAGE([.AB3:.AB32])" office:value-type="float" office:value="29.7688" calcext:value-type="float">
            <text:p>29.77</text:p>
          </table:table-cell>
          <table:table-cell table:style-name="ce27" table:formula="of:=AVERAGE([.AC3:.AC32])" office:value-type="float" office:value="26.925983006536" calcext:value-type="float">
            <text:p>26.93</text:p>
          </table:table-cell>
          <table:table-cell table:style-name="ce27" table:formula="of:=AVERAGE([.AD3:.AD32])" office:value-type="float" office:value="15.4710534712394" calcext:value-type="float">
            <text:p>15.47</text:p>
          </table:table-cell>
          <table:table-cell table:style-name="ce27" table:formula="of:=AVERAGE([.AE3:.AE32])" office:value-type="float" office:value="0.554901960784314" calcext:value-type="float">
            <text:p>0.55</text:p>
          </table:table-cell>
          <table:table-cell/>
          <table:table-cell table:style-name="ce24"/>
          <table:table-cell table:style-name="ce27" table:formula="of:=AVERAGE([.AH3:.AH32])" office:value-type="float" office:value="13.802" calcext:value-type="float">
            <text:p>13.80</text:p>
          </table:table-cell>
          <table:table-cell table:style-name="ce27" table:formula="of:=AVERAGE([.AI3:.AI32])" office:value-type="float" office:value="36.4657333333333" calcext:value-type="float">
            <text:p>36.47</text:p>
          </table:table-cell>
          <table:table-cell table:style-name="ce27" table:formula="of:=AVERAGE([.AJ3:.AJ32])" office:value-type="float" office:value="35.3621333333333" calcext:value-type="float">
            <text:p>35.36</text:p>
          </table:table-cell>
          <table:table-cell table:style-name="ce27" table:formula="of:=AVERAGE([.AK3:.AK32])" office:value-type="float" office:value="32.0578176470588" calcext:value-type="float">
            <text:p>32.06</text:p>
          </table:table-cell>
          <table:table-cell table:style-name="ce27" table:formula="of:=AVERAGE([.AL3:.AL32])" office:value-type="float" office:value="8.20342349268049" calcext:value-type="float">
            <text:p>8.20</text:p>
          </table:table-cell>
          <table:table-cell table:style-name="ce27" table:formula="of:=AVERAGE([.AM3:.AM32])" office:value-type="float" office:value="0.503267973856209" calcext:value-type="float">
            <text:p>0.50</text:p>
          </table:table-cell>
          <table:table-cell/>
          <table:table-cell table:style-name="ce24"/>
          <table:table-cell table:style-name="ce27" table:formula="of:=AVERAGE([.AP3:.AP32])" office:value-type="float" office:value="13.7762333333333" calcext:value-type="float">
            <text:p>13.78</text:p>
          </table:table-cell>
          <table:table-cell table:style-name="ce27" table:formula="of:=AVERAGE([.AQ3:.AQ32])" office:value-type="float" office:value="33.1049333333333" calcext:value-type="float">
            <text:p>33.10</text:p>
          </table:table-cell>
          <table:table-cell table:style-name="ce27" table:formula="of:=AVERAGE([.AR3:.AR32])" office:value-type="float" office:value="30.5589" calcext:value-type="float">
            <text:p>30.56</text:p>
          </table:table-cell>
          <table:table-cell table:style-name="ce27" table:formula="of:=AVERAGE([.AS3:.AS32])" office:value-type="float" office:value="25.9614745098039" calcext:value-type="float">
            <text:p>25.96</text:p>
          </table:table-cell>
          <table:table-cell table:style-name="ce27" table:formula="of:=AVERAGE([.AT3:.AT32])" office:value-type="float" office:value="10.5735805315694" calcext:value-type="float">
            <text:p>10.57</text:p>
          </table:table-cell>
          <table:table-cell table:style-name="ce27" table:formula="of:=AVERAGE([.AU3:.AU32])" office:value-type="float" office:value="0.541830065359477" calcext:value-type="float">
            <text:p>0.54</text:p>
          </table:table-cell>
          <table:table-cell/>
          <table:table-cell table:style-name="ce24"/>
          <table:table-cell table:style-name="ce27" table:formula="of:=AVERAGE([.AX3:.AX32])" office:value-type="float" office:value="13.7785" calcext:value-type="float">
            <text:p>13.78</text:p>
          </table:table-cell>
          <table:table-cell table:style-name="ce27" table:formula="of:=AVERAGE([.AY3:.AY32])" office:value-type="float" office:value="32.4130666666667" calcext:value-type="float">
            <text:p>32.41</text:p>
          </table:table-cell>
          <table:table-cell table:style-name="ce27" table:formula="of:=AVERAGE([.AZ3:.AZ32])" office:value-type="float" office:value="27.3491333333333" calcext:value-type="float">
            <text:p>27.35</text:p>
          </table:table-cell>
          <table:table-cell table:style-name="ce27" table:formula="of:=AVERAGE([.BA3:.BA32])" office:value-type="float" office:value="26.4673810457516" calcext:value-type="float">
            <text:p>26.47</text:p>
          </table:table-cell>
          <table:table-cell table:style-name="ce27" table:formula="of:=AVERAGE([.BB3:.BB32])" office:value-type="float" office:value="7.74238477845466" calcext:value-type="float">
            <text:p>7.74</text:p>
          </table:table-cell>
          <table:table-cell table:style-name="ce27" table:formula="of:=AVERAGE([.BC3:.BC32])" office:value-type="float" office:value="0.607843137254902" calcext:value-type="float">
            <text:p>0.61</text:p>
          </table:table-cell>
          <table:table-cell/>
        </table:table-row>
        <table:table-row table:style-name="ro1">
          <table:table-cell table:style-name="ce25"/>
          <table:table-cell table:style-name="ce28"/>
          <table:table-cell table:style-name="ce28" office:value-type="string" calcext:value-type="string">
            <text:p>Solved</text:p>
          </table:table-cell>
          <table:table-cell table:style-name="ce28" table:formula="of:=COUNTIF([.E3:.E33];&quot;0&quot;)" office:value-type="float" office:value="13" calcext:value-type="float">
            <text:p>13</text:p>
          </table:table-cell>
          <table:table-cell table:style-name="ce28" table:number-columns-repeated="2"/>
          <table:table-cell table:style-name="ce31"/>
          <table:table-cell/>
          <table:table-cell table:style-name="ce25"/>
          <table:table-cell table:style-name="ce28"/>
          <table:table-cell table:style-name="ce28" office:value-type="string" calcext:value-type="string">
            <text:p>Solved</text:p>
          </table:table-cell>
          <table:table-cell table:style-name="ce28" table:formula="of:=COUNTIF([.M3:.M33];&quot;0&quot;)" office:value-type="float" office:value="12" calcext:value-type="float">
            <text:p>12</text:p>
          </table:table-cell>
          <table:table-cell table:style-name="ce28" table:number-columns-repeated="2"/>
          <table:table-cell table:style-name="ce31"/>
          <table:table-cell/>
          <table:table-cell table:style-name="ce25"/>
          <table:table-cell table:style-name="ce28"/>
          <table:table-cell table:style-name="ce28" office:value-type="string" calcext:value-type="string">
            <text:p>Solved</text:p>
          </table:table-cell>
          <table:table-cell table:style-name="ce28" table:formula="of:=COUNTIF([.U3:.U33];&quot;0&quot;)" office:value-type="float" office:value="10" calcext:value-type="float">
            <text:p>10</text:p>
          </table:table-cell>
          <table:table-cell table:style-name="ce28" table:number-columns-repeated="2"/>
          <table:table-cell table:style-name="ce31"/>
          <table:table-cell/>
          <table:table-cell table:style-name="ce25"/>
          <table:table-cell table:style-name="ce28"/>
          <table:table-cell table:style-name="ce28" office:value-type="string" calcext:value-type="string">
            <text:p>Solved</text:p>
          </table:table-cell>
          <table:table-cell table:style-name="ce28" table:formula="of:=COUNTIF([.AC3:.AC33];&quot;0&quot;)" office:value-type="float" office:value="12" calcext:value-type="float">
            <text:p>12</text:p>
          </table:table-cell>
          <table:table-cell table:style-name="ce28" table:number-columns-repeated="2"/>
          <table:table-cell table:style-name="ce31"/>
          <table:table-cell/>
          <table:table-cell table:style-name="ce25"/>
          <table:table-cell table:style-name="ce28"/>
          <table:table-cell table:style-name="ce28" office:value-type="string" calcext:value-type="string">
            <text:p>Solved</text:p>
          </table:table-cell>
          <table:table-cell table:style-name="ce28" table:formula="of:=COUNTIF([.AK3:.AK33];&quot;0&quot;)" office:value-type="float" office:value="10" calcext:value-type="float">
            <text:p>10</text:p>
          </table:table-cell>
          <table:table-cell table:style-name="ce28" table:number-columns-repeated="2"/>
          <table:table-cell table:style-name="ce31"/>
          <table:table-cell/>
          <table:table-cell table:style-name="ce25"/>
          <table:table-cell table:style-name="ce28"/>
          <table:table-cell table:style-name="ce28" office:value-type="string" calcext:value-type="string">
            <text:p>Solved</text:p>
          </table:table-cell>
          <table:table-cell table:style-name="ce28" table:formula="of:=COUNTIF([.AS3:.AS33];&quot;0&quot;)" office:value-type="float" office:value="10" calcext:value-type="float">
            <text:p>10</text:p>
          </table:table-cell>
          <table:table-cell table:style-name="ce28" table:number-columns-repeated="2"/>
          <table:table-cell table:style-name="ce31"/>
          <table:table-cell/>
          <table:table-cell table:style-name="ce25"/>
          <table:table-cell table:style-name="ce28"/>
          <table:table-cell table:style-name="ce28" office:value-type="string" calcext:value-type="string">
            <text:p>Solved</text:p>
          </table:table-cell>
          <table:table-cell table:style-name="ce28" table:formula="of:=COUNTIF([.BA3:.BA33];&quot;0&quot;)" office:value-type="float" office:value="13" calcext:value-type="float">
            <text:p>13</text:p>
          </table:table-cell>
          <table:table-cell table:style-name="ce28" table:number-columns-repeated="2"/>
          <table:table-cell table:style-name="ce31"/>
          <table:table-cell/>
        </table:table-row>
        <table:table-row table:style-name="ro1">
          <table:table-cell/>
          <table:table-cell table:style-name="ce29" table:formula="of:=SUM([.B3:.B32])" office:value-type="float" office:value="384.76" calcext:value-type="float">
            <text:p>3.85E+02</text:p>
          </table:table-cell>
          <table:table-cell table:style-name="ce29" table:formula="of:=SUM([.C3:.C32])" office:value-type="float" office:value="943.988" calcext:value-type="float">
            <text:p>9.44E+02</text:p>
          </table:table-cell>
          <table:table-cell table:style-name="ce29" table:formula="of:=SUM([.D3:.D32])" office:value-type="float" office:value="780.923" calcext:value-type="float">
            <text:p>7.81E+02</text:p>
          </table:table-cell>
          <table:table-cell table:style-name="ce29" table:formula="of:=SUM([.E3:.E32])" office:value-type="float" office:value="738.87805882353" calcext:value-type="float">
            <text:p>7.39E+02</text:p>
          </table:table-cell>
          <table:table-cell table:style-name="ce29" table:formula="of:=SUM([.F3:.F32])" office:value-type="float" office:value="244.059634401868" calcext:value-type="float">
            <text:p>2.44E+02</text:p>
          </table:table-cell>
          <table:table-cell table:style-name="ce29" table:formula="of:=SUM([.G3:.G32])" office:value-type="float" office:value="17.2941176470588" calcext:value-type="float">
            <text:p>1.73E+01</text:p>
          </table:table-cell>
          <table:table-cell table:formula="of:=SUM([.H3:.H32])" office:value-type="float" office:value="37682.781" calcext:value-type="float">
            <text:p>37682.781</text:p>
          </table:table-cell>
          <table:table-cell/>
          <table:table-cell table:style-name="ce29" table:formula="of:=SUM([.J3:.J32])" office:value-type="float" office:value="414.107" calcext:value-type="float">
            <text:p>4.14E+02</text:p>
          </table:table-cell>
          <table:table-cell table:style-name="ce29" table:formula="of:=SUM([.K3:.K32])" office:value-type="float" office:value="972.037" calcext:value-type="float">
            <text:p>9.72E+02</text:p>
          </table:table-cell>
          <table:table-cell table:style-name="ce29" table:formula="of:=SUM([.L3:.L32])" office:value-type="float" office:value="815.957" calcext:value-type="float">
            <text:p>8.16E+02</text:p>
          </table:table-cell>
          <table:table-cell table:style-name="ce29" table:formula="of:=SUM([.M3:.M32])" office:value-type="float" office:value="774.568196078431" calcext:value-type="float">
            <text:p>7.75E+02</text:p>
          </table:table-cell>
          <table:table-cell table:style-name="ce29" table:formula="of:=SUM([.N3:.N32])" office:value-type="float" office:value="231.287823931531" calcext:value-type="float">
            <text:p>2.31E+02</text:p>
          </table:table-cell>
          <table:table-cell table:style-name="ce29" table:formula="of:=SUM([.O3:.O32])" office:value-type="float" office:value="18.2352941176471" calcext:value-type="float">
            <text:p>1.82E+01</text:p>
          </table:table-cell>
          <table:table-cell table:formula="of:=SUM([.P3:.P32])" office:value-type="float" office:value="39502.978" calcext:value-type="float">
            <text:p>39502.978</text:p>
          </table:table-cell>
          <table:table-cell/>
          <table:table-cell table:style-name="ce29" table:formula="of:=SUM([.R3:.R32])" office:value-type="float" office:value="413.24" calcext:value-type="float">
            <text:p>4.13E+02</text:p>
          </table:table-cell>
          <table:table-cell table:style-name="ce29" table:formula="of:=SUM([.S3:.S32])" office:value-type="float" office:value="973.388" calcext:value-type="float">
            <text:p>9.73E+02</text:p>
          </table:table-cell>
          <table:table-cell table:style-name="ce29" table:formula="of:=SUM([.T3:.T32])" office:value-type="float" office:value="907.628" calcext:value-type="float">
            <text:p>9.08E+02</text:p>
          </table:table-cell>
          <table:table-cell table:style-name="ce29" table:formula="of:=SUM([.U3:.U32])" office:value-type="float" office:value="764.763529411765" calcext:value-type="float">
            <text:p>7.65E+02</text:p>
          </table:table-cell>
          <table:table-cell table:style-name="ce29" table:formula="of:=SUM([.V3:.V32])" office:value-type="float" office:value="395.15316163787" calcext:value-type="float">
            <text:p>3.95E+02</text:p>
          </table:table-cell>
          <table:table-cell table:style-name="ce29" table:formula="of:=SUM([.W3:.W32])" office:value-type="float" office:value="16.0980392156863" calcext:value-type="float">
            <text:p>1.61E+01</text:p>
          </table:table-cell>
          <table:table-cell table:formula="of:=SUM([.X3:.X32])" office:value-type="float" office:value="39002.94" calcext:value-type="float">
            <text:p>39002.94</text:p>
          </table:table-cell>
          <table:table-cell/>
          <table:table-cell table:style-name="ce29" table:formula="of:=SUM([.Z3:.Z32])" office:value-type="float" office:value="413.2" calcext:value-type="float">
            <text:p>4.13E+02</text:p>
          </table:table-cell>
          <table:table-cell table:style-name="ce29" table:formula="of:=SUM([.AA3:.AA32])" office:value-type="float" office:value="1072.074" calcext:value-type="float">
            <text:p>1.07E+03</text:p>
          </table:table-cell>
          <table:table-cell table:style-name="ce29" table:formula="of:=SUM([.AB3:.AB32])" office:value-type="float" office:value="893.064" calcext:value-type="float">
            <text:p>8.93E+02</text:p>
          </table:table-cell>
          <table:table-cell table:style-name="ce29" table:formula="of:=SUM([.AC3:.AC32])" office:value-type="float" office:value="807.779490196079" calcext:value-type="float">
            <text:p>8.08E+02</text:p>
          </table:table-cell>
          <table:table-cell table:style-name="ce29" table:formula="of:=SUM([.AD3:.AD32])" office:value-type="float" office:value="464.131604137183" calcext:value-type="float">
            <text:p>4.64E+02</text:p>
          </table:table-cell>
          <table:table-cell table:style-name="ce29" table:formula="of:=SUM([.AE3:.AE32])" office:value-type="float" office:value="16.6470588235294" calcext:value-type="float">
            <text:p>1.66E+01</text:p>
          </table:table-cell>
          <table:table-cell table:formula="of:=SUM([.AF3:.AF32])" office:value-type="float" office:value="41196.754" calcext:value-type="float">
            <text:p>41196.754</text:p>
          </table:table-cell>
          <table:table-cell/>
          <table:table-cell table:style-name="ce29" table:formula="of:=SUM([.AH3:.AH32])" office:value-type="float" office:value="414.06" calcext:value-type="float">
            <text:p>4.14E+02</text:p>
          </table:table-cell>
          <table:table-cell table:style-name="ce29" table:formula="of:=SUM([.AI3:.AI32])" office:value-type="float" office:value="1093.972" calcext:value-type="float">
            <text:p>1.09E+03</text:p>
          </table:table-cell>
          <table:table-cell table:style-name="ce29" table:formula="of:=SUM([.AJ3:.AJ32])" office:value-type="float" office:value="1060.864" calcext:value-type="float">
            <text:p>1.06E+03</text:p>
          </table:table-cell>
          <table:table-cell table:style-name="ce29" table:formula="of:=SUM([.AK3:.AK32])" office:value-type="float" office:value="961.734529411765" calcext:value-type="float">
            <text:p>9.62E+02</text:p>
          </table:table-cell>
          <table:table-cell table:style-name="ce29" table:formula="of:=SUM([.AL3:.AL32])" office:value-type="float" office:value="246.102704780415" calcext:value-type="float">
            <text:p>2.46E+02</text:p>
          </table:table-cell>
          <table:table-cell table:style-name="ce29" table:formula="of:=SUM([.AM3:.AM32])" office:value-type="float" office:value="15.0980392156863" calcext:value-type="float">
            <text:p>1.51E+01</text:p>
          </table:table-cell>
          <table:table-cell table:formula="of:=SUM([.AN3:.AN32])" office:value-type="float" office:value="49048.461" calcext:value-type="float">
            <text:p>49048.461</text:p>
          </table:table-cell>
          <table:table-cell/>
          <table:table-cell table:style-name="ce29" table:formula="of:=SUM([.AP3:.AP32])" office:value-type="float" office:value="413.287" calcext:value-type="float">
            <text:p>4.13E+02</text:p>
          </table:table-cell>
          <table:table-cell table:style-name="ce29" table:formula="of:=SUM([.AQ3:.AQ32])" office:value-type="float" office:value="993.148" calcext:value-type="float">
            <text:p>9.93E+02</text:p>
          </table:table-cell>
          <table:table-cell table:style-name="ce29" table:formula="of:=SUM([.AR3:.AR32])" office:value-type="float" office:value="916.767" calcext:value-type="float">
            <text:p>9.17E+02</text:p>
          </table:table-cell>
          <table:table-cell table:style-name="ce29" table:formula="of:=SUM([.AS3:.AS32])" office:value-type="float" office:value="778.844235294118" calcext:value-type="float">
            <text:p>7.79E+02</text:p>
          </table:table-cell>
          <table:table-cell table:style-name="ce29" table:formula="of:=SUM([.AT3:.AT32])" office:value-type="float" office:value="317.207415947083" calcext:value-type="float">
            <text:p>3.17E+02</text:p>
          </table:table-cell>
          <table:table-cell table:style-name="ce29" table:formula="of:=SUM([.AU3:.AU32])" office:value-type="float" office:value="16.2549019607843" calcext:value-type="float">
            <text:p>1.63E+01</text:p>
          </table:table-cell>
          <table:table-cell table:formula="of:=SUM([.AV3:.AV32])" office:value-type="float" office:value="39721.056" calcext:value-type="float">
            <text:p>39721.056</text:p>
          </table:table-cell>
          <table:table-cell/>
          <table:table-cell table:style-name="ce29" table:formula="of:=SUM([.AX3:.AX32])" office:value-type="float" office:value="413.355" calcext:value-type="float">
            <text:p>4.13E+02</text:p>
          </table:table-cell>
          <table:table-cell table:style-name="ce29" table:formula="of:=SUM([.AY3:.AY32])" office:value-type="float" office:value="972.392" calcext:value-type="float">
            <text:p>9.72E+02</text:p>
          </table:table-cell>
          <table:table-cell table:style-name="ce29" table:formula="of:=SUM([.AZ3:.AZ32])" office:value-type="float" office:value="820.474" calcext:value-type="float">
            <text:p>8.20E+02</text:p>
          </table:table-cell>
          <table:table-cell table:style-name="ce29" table:formula="of:=SUM([.BA3:.BA32])" office:value-type="float" office:value="794.021431372548" calcext:value-type="float">
            <text:p>7.94E+02</text:p>
          </table:table-cell>
          <table:table-cell table:style-name="ce29" table:formula="of:=SUM([.BB3:.BB32])" office:value-type="float" office:value="232.27154335364" calcext:value-type="float">
            <text:p>2.32E+02</text:p>
          </table:table-cell>
          <table:table-cell table:style-name="ce29" table:formula="of:=SUM([.BC3:.BC32])" office:value-type="float" office:value="18.2352941176471" calcext:value-type="float">
            <text:p>1.82E+01</text:p>
          </table:table-cell>
          <table:table-cell table:formula="of:=SUM([.BD3:.BD32])" office:value-type="float" office:value="40495.093" calcext:value-type="float">
            <text:p>40495.0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e-time-solved</text:p>
          </table:table-cell>
          <table:table-cell table:style-name="ce28" table:formula="of:=COUNTIF([.B3:.B32];&quot;0&quot;)"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One-time-solved</text:p>
          </table:table-cell>
          <table:table-cell table:style-name="ce28" table:formula="of:=COUNTIF([.J3:.J32];&quot;0&quot;)"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One-time-solved</text:p>
          </table:table-cell>
          <table:table-cell table:style-name="ce28" table:formula="of:=COUNTIF([.R3:.R32];&quot;0&quot;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One-time-solved</text:p>
          </table:table-cell>
          <table:table-cell table:style-name="ce28" table:formula="of:=COUNTIF([.Z3:.Z32];&quot;0&quot;)"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One-time-solved</text:p>
          </table:table-cell>
          <table:table-cell table:style-name="ce28" table:formula="of:=COUNTIF([.AH3:.AH32];&quot;0&quot;)"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One-time-solved</text:p>
          </table:table-cell>
          <table:table-cell table:style-name="ce28" table:formula="of:=COUNTIF([.AP3:.AP32];&quot;0&quot;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One-time-solved</text:p>
          </table:table-cell>
          <table:table-cell table:style-name="ce28" table:formula="of:=COUNTIF([.AX3:.AX32];&quot;0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repairment1</text:p>
          </table:table-cell>
          <table:table-cell office:value-type="string" calcext:value-type="string">
            <text:p>punto medi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pariment2</text:p>
          </table:table-cell>
          <table:table-cell office:value-type="string" calcext:value-type="string">
            <text:p>targe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parment3 </text:p>
          </table:table-cell>
          <table:table-cell office:value-type="string" calcext:value-type="string">
            <text:p>formula UMOEA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pairment4</text:p>
          </table:table-cell>
          <table:table-cell office:value-type="string" calcext:value-type="string">
            <text:p>random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pairment5</text:p>
          </table:table-cell>
          <table:table-cell office:value-type="string" calcext:value-type="string">
            <text:p>sin elite + random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15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table:number-columns-repeated="15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17"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float" office:value="22" calcext:value-type="float">
            <text:p>22</text:p>
          </table:table-cell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17"/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17"/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17"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float" office:value="25" calcext:value-type="float">
            <text:p>25</text:p>
          </table:table-cell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17"/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float" office:value="26" calcext:value-type="float">
            <text:p>26</text:p>
          </table:table-cell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float" office:value="27" calcext:value-type="float">
            <text:p>27</text:p>
          </table:table-cell>
          <table:table-cell table:number-columns-repeated="33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float" office:value="28" calcext:value-type="float">
            <text:p>28</text:p>
          </table:table-cell>
          <table:table-cell table:number-columns-repeated="42"/>
        </table:table-row>
        <table:table-row table:style-name="ro1">
          <table:table-cell table:number-columns-repeated="13"/>
          <table:table-cell office:value-type="float" office:value="29" calcext:value-type="float">
            <text:p>29</text:p>
          </table:table-cell>
          <table:table-cell table:number-columns-repeated="42"/>
        </table:table-row>
        <table:table-row table:style-name="ro1">
          <table:table-cell table:number-columns-repeated="13"/>
          <table:table-cell office:value-type="float" office:value="30" calcext:value-type="float">
            <text:p>30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00:08:26.220019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22:56:11.632861816</meta:creation-date>
    <dc:date>2020-08-27T13:54:26.629428075</dc:date>
    <meta:editing-duration>PT13H39M55S</meta:editing-duration>
    <meta:editing-cycles>35</meta:editing-cycles>
    <meta:generator>LibreOffice/6.0.7.3$Linux_X86_64 LibreOffice_project/00m0$Build-3</meta:generator>
    <meta:document-statistic meta:table-count="1" meta:cell-count="2013" meta:object-count="0"/>
  </office:meta>
</office:document-meta>
</file>